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9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.5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10.6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9.95pt"/>
    </style:style>
    <style:style style:name="co8" style:family="table-column">
      <style:table-column-properties fo:break-before="auto" style:column-width="13.15pt"/>
    </style:style>
    <style:style style:name="co9" style:family="table-column">
      <style:table-column-properties fo:break-before="auto" style:column-width="13.66pt"/>
    </style:style>
    <style:style style:name="co10" style:family="table-column">
      <style:table-column-properties fo:break-before="auto" style:column-width="4.51pt"/>
    </style:style>
    <style:style style:name="co11" style:family="table-column">
      <style:table-column-properties fo:break-before="auto" style:column-width="9.3pt"/>
    </style:style>
    <style:style style:name="co12" style:family="table-column">
      <style:table-column-properties fo:break-before="auto" style:column-width="14.2pt"/>
    </style:style>
    <style:style style:name="co13" style:family="table-column">
      <style:table-column-properties fo:break-before="auto" style:column-width="4.85pt"/>
    </style:style>
    <style:style style:name="co14" style:family="table-column">
      <style:table-column-properties fo:break-before="auto" style:column-width="9.75pt"/>
    </style:style>
    <style:style style:name="co15" style:family="table-column">
      <style:table-column-properties fo:break-before="auto" style:column-width="13.49pt"/>
    </style:style>
    <style:style style:name="co16" style:family="table-column">
      <style:table-column-properties fo:break-before="auto" style:column-width="5.84pt"/>
    </style:style>
    <style:style style:name="co17" style:family="table-column">
      <style:table-column-properties fo:break-before="auto" style:column-width="9.24pt"/>
    </style:style>
    <style:style style:name="co18" style:family="table-column">
      <style:table-column-properties fo:break-before="auto" style:column-width="8.25pt"/>
    </style:style>
    <style:style style:name="co19" style:family="table-column">
      <style:table-column-properties fo:break-before="auto" style:column-width="10.8pt"/>
    </style:style>
    <style:style style:name="co20" style:family="table-column">
      <style:table-column-properties fo:break-before="auto" style:column-width="10.09pt"/>
    </style:style>
    <style:style style:name="co21" style:family="table-column">
      <style:table-column-properties fo:break-before="auto" style:column-width="10.06pt"/>
    </style:style>
    <style:style style:name="co22" style:family="table-column">
      <style:table-column-properties fo:break-before="auto" style:column-width="7.71pt"/>
    </style:style>
    <style:style style:name="co23" style:family="table-column">
      <style:table-column-properties fo:break-before="auto" style:column-width="2.89pt"/>
    </style:style>
    <style:style style:name="co24" style:family="table-column">
      <style:table-column-properties fo:break-before="auto" style:column-width="25.46pt"/>
    </style:style>
    <style:style style:name="co25" style:family="table-column">
      <style:table-column-properties fo:break-before="auto" style:column-width="7.31pt"/>
    </style:style>
    <style:style style:name="co26" style:family="table-column">
      <style:table-column-properties fo:break-before="auto" style:column-width="28.66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6.94pt" fo:break-before="auto" style:use-optimal-row-height="fals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7.9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fo:font-size="5pt" style:font-size-asian="5pt" style:font-size-complex="5pt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style:rotation-angle="270" style:vertical-align="top"/>
      <style:text-properties fo:font-size="6pt"/>
    </style:style>
    <style:style style:name="ce8" style:family="table-cell" style:parent-style-name="Default">
      <style:table-cell-properties style:rotation-angle="270"/>
      <style:text-properties fo:font-size="6pt" fo:font-weight="bold" style:font-weight-asian="bold" style:font-weight-complex="bold"/>
    </style:style>
    <style:style style:name="ce9" style:family="table-cell" style:parent-style-name="Default">
      <style:table-cell-properties style:rotation-angle="270"/>
      <style:text-properties fo:font-size="6pt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0.74pt solid #000000" fo:wrap-option="wrap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7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8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none" fo:border-left="0.74pt solid #000000" fo:border-right="none" style:rotation-angle="270" fo:border-top="none"/>
      <style:text-properties fo:font-size="6pt" style:font-size-asian="6pt" style:font-size-complex="6pt"/>
    </style:style>
    <style:style style:name="ce2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2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2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25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fo:border="0.74pt solid #666666" style:rotation-angle="270" style:vertical-align="top"/>
      <style:text-properties fo:color="#999999" fo:font-size="8pt" style:font-size-asian="8pt" style:font-size-complex="8pt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rotation-angle="270" style:rotation-align="none"/>
    </style:style>
    <style:style style:name="ce29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order-left="none" fo:border-right="none" style:rotation-angle="270" fo:border-top="none" style:vertical-align="top"/>
      <style:text-properties fo:font-size="4pt" style:font-size-asian="4pt" style:font-size-complex="4pt"/>
    </style:style>
    <style:style style:name="ce32" style:family="table-cell" style:parent-style-name="Default">
      <style:table-cell-properties fo:border-bottom="0.74pt solid #000000" fo:border-left="none" fo:border-right="none" style:rotation-angle="270" fo:border-top="0.74pt solid #000000" style:vertical-align="middle"/>
      <style:text-properties fo:font-size="5pt" style:font-size-asian="5pt" style:font-size-complex="5pt"/>
    </style:style>
    <style:style style:name="ce33" style:family="table-cell" style:parent-style-name="Default">
      <style:table-cell-properties style:rotation-angle="270"/>
    </style:style>
    <style:style style:name="ce34" style:family="table-cell" style:parent-style-name="Default">
      <style:table-cell-properties fo:wrap-option="wrap" style:rotation-angle="270" style:vertical-align="top"/>
      <style:text-properties style:use-window-font-color="true" fo:font-size="5pt" style:font-size-asian="5pt" style:font-size-complex="5pt"/>
    </style:style>
    <style:style style:name="ce35" style:family="table-cell" style:parent-style-name="Default">
      <style:text-properties style:use-window-font-color="true"/>
    </style:style>
    <style:style style:name="ce36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39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6pt" fo:font-weight="normal" style:font-size-asian="6pt" style:font-weight-asian="normal" style:font-size-complex="6pt" style:font-weight-complex="normal"/>
    </style:style>
    <style:style style:name="ce41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42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43" style:family="table-cell" style:parent-style-name="Default">
      <style:table-cell-properties fo:padding="0pt"/>
    </style:style>
    <style:style style:name="ce44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45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48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49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none" fo:border-left="0.74pt solid #666666" fo:border-right="0.74pt solid #666666" style:rotation-angle="270" fo:border-top="0.74pt solid #666666" style:vertical-align="top"/>
      <style:text-properties fo:color="#999999" fo:font-size="8pt" style:font-size-asian="8pt" style:font-size-complex="8pt"/>
    </style:style>
    <style:style style:name="ce51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52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none" fo:border-left="0.74pt solid #000000" fo:border-right="0.74pt solid #000000" fo:border-top="none"/>
    </style:style>
    <style:style style:name="ce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56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color="#800000" fo:font-size="5pt" style:font-size-asian="5pt" style:font-size-complex="5pt"/>
    </style:style>
    <style:style style:name="ce58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6pt" style:font-size-asian="6pt" style:font-size-complex="6pt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0.74pt solid #999999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74pt solid #999999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66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67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68" style:family="table-cell" style:parent-style-name="Default">
      <style:text-properties fo:color="#800000" fo:font-size="6pt" style:font-size-asian="6pt" style:font-size-complex="6pt"/>
    </style:style>
    <style:style style:name="ce69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5.6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ccffff" draw:auto-grow-height="true" draw:auto-grow-width="false" fo:min-height="23.5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ccffff" draw:auto-grow-height="true" draw:auto-grow-width="false" fo:min-height="15.6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.85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31.3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9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8080" draw:auto-grow-height="true" draw:auto-grow-width="false" fo:min-height="39.15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99cc" draw:auto-grow-height="true" draw:auto-grow-width="false" fo:min-height="39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17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ccffff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808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99cc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64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61"/>
          <table:table-cell table:style-name="ce60"/>
          <table:table-cell table:style-name="ce64" office:value-type="float" office:value="0" calcext:value-type="float" table:number-columns-spanned="1" table:number-rows-spanned="2">
            <text:p>0</text:p>
          </table:table-cell>
          <table:table-cell table:style-name="ce64"/>
          <table:covered-table-cell/>
          <table:table-cell/>
        </table:table-row>
        <table:table-row-group>
          <table:table-row table:style-name="ro2">
            <table:table-cell table:number-columns-repeated="3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76">
              <text:p>Adam (1. G)</text:p>
            </table:table-cell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6"/>
            <table:covered-table-cell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6"/>
            <table:covered-table-cell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1" calcext:value-type="float" table:number-columns-spanned="1" table:number-rows-spanned="2">
              <text:p>1</text:p>
            </table:table-cell>
            <table:table-cell table:number-columns-repeated="3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130" calcext:value-type="float" table:number-columns-spanned="1" table:number-rows-spanned="2">
              <text:p>13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36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5">
              <text:p>Seth (2. G)</text:p>
            </table:table-cell>
            <table:table-cell/>
            <table:covered-table-cell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3"/>
            <table:covered-table-cell/>
            <table:covered-table-cell table:style-name="ce24"/>
            <table:table-cell/>
            <table:covered-table-cell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3"/>
            <table:covered-table-cell/>
            <table:covered-table-cell table:style-name="ce24"/>
            <table:table-cell/>
            <table:covered-table-cell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131" calcext:value-type="float" table:number-columns-spanned="1" table:number-rows-spanned="2">
              <text:p>131</text:p>
            </table:table-cell>
            <table:table-cell table:number-columns-repeated="3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235" calcext:value-type="float" table:number-columns-spanned="1" table:number-rows-spanned="2">
              <text:p>23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33"/>
            <table:table-cell table:style-name="ce14" office:value-type="float" office:value="105" calcext:value-type="float" table:number-columns-spanned="1" table:number-rows-spanned="4">
              <text:p>105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12" office:value-type="string" calcext:value-type="string" table:number-columns-spanned="1" table:number-rows-spanned="100">
              <text:p>Von Geburt Enosch bis zum Tod seines Sohnes Kenan: 1000 Jahre</text:p>
            </table:table-cell>
            <table:table-cell table:number-columns-repeated="22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2">
              <text:p>Enosch (3. G)</text:p>
            </table:table-cell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2"/>
            <table:covered-table-cell/>
            <table:covered-table-cell table:style-name="ce24"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2"/>
            <table:covered-table-cell/>
            <table:covered-table-cell table:style-name="ce24"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236" calcext:value-type="float" table:number-columns-spanned="1" table:number-rows-spanned="2">
              <text:p>23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25" calcext:value-type="float" table:number-columns-spanned="1" table:number-rows-spanned="2">
              <text:p>32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91">
              <text:p>Kenan (4. G)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9"/>
            <table:covered-table-cell/>
            <table:covered-table-cell table:style-name="ce2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9"/>
            <table:covered-table-cell/>
            <table:covered-table-cell table:style-name="ce2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26" calcext:value-type="float" table:number-columns-spanned="1" table:number-rows-spanned="2">
              <text:p>32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95" calcext:value-type="float" table:number-columns-spanned="1" table:number-rows-spanned="2">
              <text:p>39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91">
              <text:p>Mahalel (5. G)</text:p>
            </table:table-cell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6"/>
            <table:covered-table-cell/>
            <table:covered-table-cell table:style-name="ce25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6"/>
            <table:covered-table-cell/>
            <table:covered-table-cell table:style-name="ce25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96" calcext:value-type="float" table:number-columns-spanned="1" table:number-rows-spanned="2">
              <text:p>39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460" calcext:value-type="float" table:number-columns-spanned="1" table:number-rows-spanned="2">
              <text:p>46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1">
              <text:p>Jered (6. G)</text:p>
            </table:table-cell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3"/>
            <table:covered-table-cell/>
            <table:covered-table-cell table:style-name="ce24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3"/>
            <table:covered-table-cell/>
            <table:covered-table-cell table:style-name="ce24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461" calcext:value-type="float" table:number-columns-spanned="1" table:number-rows-spanned="2">
              <text:p>46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22" calcext:value-type="float" table:number-columns-spanned="1" table:number-rows-spanned="2">
              <text:p>62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3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0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34">
              <text:p>Henoch (7. G)</text:p>
            </table:table-cell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0"/>
            <table:covered-table-cell/>
            <table:covered-table-cell table:style-name="ce2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0"/>
            <table:covered-table-cell/>
            <table:covered-table-cell table:style-name="ce2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23" calcext:value-type="float" table:number-columns-spanned="1" table:number-rows-spanned="2">
              <text:p>623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87" calcext:value-type="float" table:number-columns-spanned="1" table:number-rows-spanned="2">
              <text:p>6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0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115">
              <text:p>Methusala (8. G)</text:p>
            </table:table-cell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covered-table-cell/>
            <table:covered-table-cell table:style-name="ce2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covered-table-cell/>
            <table:covered-table-cell table:style-name="ce2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88" calcext:value-type="float" table:number-columns-spanned="1" table:number-rows-spanned="2">
              <text:p>688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874" calcext:value-type="float" table:number-columns-spanned="1" table:number-rows-spanned="2">
              <text:p>87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9">
              <text:p>Lamech (9. G)</text:p>
            </table:table-cell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covered-table-cell table:style-name="ce24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covered-table-cell table:style-name="ce24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875" calcext:value-type="float" table:number-columns-spanned="1" table:number-rows-spanned="2">
              <text:p>875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930" calcext:value-type="float" table:number-columns-spanned="1" table:number-rows-spanned="2">
              <text:p>93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4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931" calcext:value-type="float" table:number-columns-spanned="1" table:number-rows-spanned="2">
              <text:p>93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987" calcext:value-type="float" table:number-columns-spanned="1" table:number-rows-spanned="2">
              <text:p>9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988" calcext:value-type="float" table:number-columns-spanned="1" table:number-rows-spanned="2">
              <text:p>988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1042" calcext:value-type="float" table:number-columns-spanned="1" table:number-rows-spanned="2">
              <text:p>104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 table:number-columns-repeated="5"/>
            <table:table-cell table:style-name="ce60"/>
            <table:covered-table-cell table:style-name="ce64"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8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8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7"/>
            <table:table-cell table:style-name="ce61"/>
            <table:table-cell table:style-name="ce60"/>
            <table:table-cell table:style-name="ce64" office:value-type="float" office:value="1043" calcext:value-type="float" table:number-columns-spanned="1" table:number-rows-spanned="2">
              <text:p>1043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8"/>
            <table:table-cell table:style-name="ce60"/>
            <table:covered-table-cell table:style-name="ce64"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8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4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1056" calcext:value-type="float" table:number-columns-spanned="1" table:number-rows-spanned="2">
              <text:p>1056</text:p>
            </table:table-cell>
            <table:table-cell table:style-name="ce64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3" office:value-type="string" calcext:value-type="string" table:number-columns-spanned="1" table:number-rows-spanned="177">
              <text:p>Noah (10. G)</text:p>
            </table:table-cell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7"/>
            <table:table-cell table:style-name="ce61"/>
            <table:table-cell table:style-name="ce60"/>
            <table:table-cell table:style-name="ce64" office:value-type="float" office:value="1057" calcext:value-type="float" table:number-columns-spanned="1" table:number-rows-spanned="2">
              <text:p>105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1140" calcext:value-type="float" table:number-columns-spanned="1" table:number-rows-spanned="2">
              <text:p>114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0"/>
            <table:table-cell table:style-name="ce61"/>
            <table:table-cell table:style-name="ce60"/>
            <table:table-cell table:style-name="ce64" office:value-type="float" office:value="1141" calcext:value-type="float" table:number-columns-spanned="1" table:number-rows-spanned="2">
              <text:p>114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1"/>
            <table:table-cell table:style-name="ce60"/>
            <table:table-cell table:style-name="ce64" office:value-type="float" office:value="1235" calcext:value-type="float" table:number-columns-spanned="1" table:number-rows-spanned="2">
              <text:p>1235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:14</text:p>
            </table:table-cell>
            <table:table-cell table:style-name="ce5"/>
            <table:table-cell table:number-columns-repeated="4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6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9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9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3"/>
            <table:table-cell table:style-name="ce61"/>
            <table:table-cell table:style-name="ce60"/>
            <table:table-cell table:style-name="ce64" office:value-type="float" office:value="1236" calcext:value-type="float" table:number-columns-spanned="1" table:number-rows-spanned="2">
              <text:p>1236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9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9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1"/>
            <table:table-cell table:style-name="ce60"/>
            <table:table-cell table:style-name="ce64" office:value-type="float" office:value="1290" calcext:value-type="float" table:number-columns-spanned="1" table:number-rows-spanned="2">
              <text:p>129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16"/>
            <table:table-cell table:style-name="ce61"/>
            <table:table-cell table:style-name="ce60"/>
            <table:table-cell table:style-name="ce64" office:value-type="float" office:value="1291" calcext:value-type="float" table:number-columns-spanned="1" table:number-rows-spanned="2">
              <text:p>1291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1422" calcext:value-type="float" table:number-columns-spanned="1" table:number-rows-spanned="2">
              <text:p>142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423" calcext:value-type="float" table:number-columns-spanned="1" table:number-rows-spanned="2">
              <text:p>1423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6:30</text:p>
            </table:table-cell>
            <table:table-cell table:style-name="ce5"/>
            <table:table-cell table:number-columns-repeated="7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36" calcext:value-type="float" table:number-columns-spanned="1" table:number-rows-spanned="2">
              <text:p>1536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2" office:value-type="string" calcext:value-type="string" table:number-columns-spanned="1" table:number-rows-spanned="32">
              <text:p>Gptt gibt 120 Jahre bis zur Flut</text:p>
            </table:table-cell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3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3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3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37" calcext:value-type="float" table:number-columns-spanned="1" table:number-rows-spanned="2">
              <text:p>153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3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3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56" calcext:value-type="float" table:number-columns-spanned="1" table:number-rows-spanned="2">
              <text:p>155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57" calcext:value-type="float" table:number-columns-spanned="1" table:number-rows-spanned="2">
              <text:p>155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58" calcext:value-type="float" table:number-columns-spanned="1" table:number-rows-spanned="2">
              <text:p>15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217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covered-table-cell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covered-table-cell/>
            <table:covered-table-cell table:style-name="ce24"/>
            <table:table-cell table:number-columns-repeated="4"/>
            <table:table-cell table:style-name="ce61"/>
            <table:table-cell table:style-name="ce60"/>
            <table:table-cell table:style-name="ce64" office:value-type="float" office:value="1559" calcext:value-type="float" table:number-columns-spanned="1" table:number-rows-spanned="2">
              <text:p>1559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1651" calcext:value-type="float" table:number-columns-spanned="1" table:number-rows-spanned="2">
              <text:p>165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16"/>
            <table:table-cell table:style-name="ce14" office:value-type="float" office:value="93" calcext:value-type="float" table:number-columns-spanned="1" table:number-rows-spanned="4">
              <text:p>93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1652" calcext:value-type="float" table:number-columns-spanned="1" table:number-rows-spanned="2">
              <text:p>1652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17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7"/>
            <table:table-cell table:style-name="ce61"/>
            <table:table-cell table:style-name="ce64" office:value-type="float" office:value="-2578" calcext:value-type="float" table:number-columns-spanned="1" table:number-rows-spanned="2">
              <text:p>-2578</text:p>
            </table:table-cell>
            <table:table-cell table:style-name="ce2" office:value-type="string" calcext:value-type="string">
              <text:p>Gemäss Darren Thompson (4<text:span text:style-name="T6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1656" calcext:value-type="float" table:number-columns-spanned="1" table:number-rows-spanned="2">
              <text:p>1656</text:p>
            </table:table-cell>
            <table:table-cell table:style-name="ce64"/>
            <table:covered-table-cell/>
            <table:table-cell table:style-name="ce2" office:value-type="string" calcext:value-type="string">
              <text:p>Gem. Liebi: 2463 v. Chr</text:p>
            </table:table-cell>
          </table:table-row>
          <table:table-row table:style-name="ro2">
            <table:table-cell table:number-columns-repeated="10"/>
            <table:covered-table-cell/>
            <table:table-cell table:number-columns-repeated="4"/>
            <table:table-cell table:style-name="ce27"/>
            <table:covered-table-cell table:style-name="ce27"/>
            <table:table-cell table:number-columns-repeated="16"/>
            <table:table-cell table:style-name="ce14" office:value-type="float" office:value="98" calcext:value-type="float" table:number-columns-spanned="1" table:number-rows-spanned="4">
              <text:p>98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3">
            <text:p>Noah-Abraham</text:p>
          </table:table-cell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table-cell table:style-name="ce58" office:value-type="string" calcext:value-type="string" table:number-columns-spanned="1" table:number-rows-spanned="4">
            <text:p>Flut</text:p>
          </table:table-cell>
          <table:table-cell table:number-columns-repeated="7"/>
        </table:table-row>
        <table:table-row table:style-name="ro2">
          <table:covered-table-cell table:style-name="ce1"/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covered-table-cell table:style-name="ce58"/>
          <table:table-cell table:number-columns-repeated="7"/>
        </table:table-row>
        <table:table-row table:style-name="ro2">
          <table:covered-table-cell/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0"/>
            <table:covered-table-cell/>
            <table:table-cell table:number-columns-repeated="22"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1658" calcext:value-type="float" table:number-columns-spanned="1" table:number-rows-spanned="2">
              <text:p>16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2"/>
            <table:table-cell table:style-name="ce14" office:value-type="float" office:value="100" calcext:value-type="float" table:number-columns-spanned="1" table:number-rows-spanned="4">
              <text:p>100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59">
              <text:p>Arpaksad (12. G), gezeught, als Sem 100 Jahre alt, zwei Jahre nach der Flut (1. Mo 11:10)</text:p>
            </table:table-cell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covered-table-cell/>
            <table:covered-table-cell table:style-name="ce24"/>
            <table:table-cell/>
            <table:table-cell table:style-name="ce61"/>
            <table:table-cell table:style-name="ce60"/>
            <table:table-cell table:style-name="ce64" office:value-type="float" office:value="1659" calcext:value-type="float" table:number-columns-spanned="1" table:number-rows-spanned="2">
              <text:p>1659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2"/>
            <table:table-cell table:style-name="ce14" office:value-type="float" office:value="101" calcext:value-type="float" table:number-columns-spanned="1" table:number-rows-spanned="4">
              <text:p>101</text:p>
            </table:table-cell>
            <table:covered-table-cell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24"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/>
            <table:table-cell table:style-name="ce61"/>
            <table:table-cell table:style-name="ce60"/>
            <table:table-cell table:style-name="ce64" office:value-type="float" office:value="1660" calcext:value-type="float" table:number-columns-spanned="1" table:number-rows-spanned="2">
              <text:p>166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693" calcext:value-type="float" table:number-columns-spanned="1" table:number-rows-spanned="2">
              <text:p>169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3"/>
            <table:covered-table-cell/>
            <table:table-cell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70">
              <text:p>Schelach (13. G)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covered-table-cell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covered-table-cell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694" calcext:value-type="float" table:number-columns-spanned="1" table:number-rows-spanned="2">
              <text:p>1694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723" calcext:value-type="float" table:number-columns-spanned="1" table:number-rows-spanned="2">
              <text:p>172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9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96">
              <text:p>Heber (14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724" calcext:value-type="float" table:number-columns-spanned="1" table:number-rows-spanned="2">
              <text:p>1724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757" calcext:value-type="float" table:number-columns-spanned="1" table:number-rows-spanned="2">
              <text:p>175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6"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57">
              <text:p>Peleg (15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758" calcext:value-type="float" table:number-columns-spanned="1" table:number-rows-spanned="2">
              <text:p>1758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787" calcext:value-type="float" table:number-columns-spanned="1" table:number-rows-spanned="2">
              <text:p>17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3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5">
              <text:p>Reghu (16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788" calcext:value-type="float" table:number-columns-spanned="1" table:number-rows-spanned="2">
              <text:p>1788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19" calcext:value-type="float" table:number-columns-spanned="1" table:number-rows-spanned="2">
              <text:p>1819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0"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0">
              <text:p>Serug (17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820" calcext:value-type="float" table:number-columns-spanned="1" table:number-rows-spanned="2">
              <text:p>182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49" calcext:value-type="float" table:number-columns-spanned="1" table:number-rows-spanned="2">
              <text:p>184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7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36">
              <text:p>Nahor (18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850" calcext:value-type="float" table:number-columns-spanned="1" table:number-rows-spanned="2">
              <text:p>185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4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78" calcext:value-type="float" table:number-columns-spanned="1" table:number-rows-spanned="2">
              <text:p>1878</text:p>
            </table:table-cell>
            <table:table-cell table:style-name="ce64"/>
            <table:covered-table-cell/>
            <table:table-cell/>
          </table:table-row>
          <table:table-row table:style-name="ro2">
            <table:table-cell table:number-columns-repeated="10"/>
            <table:covered-table-cell/>
            <table:table-cell table:number-columns-repeated="4"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70">
              <text:p>Tarah/Terach (19. G)</text:p>
            </table:table-cell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879" calcext:value-type="float" table:number-columns-spanned="1" table:number-rows-spanned="2">
              <text:p>1879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5"/>
            <table:table-cell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80" calcext:value-type="float" table:number-columns-spanned="1" table:number-rows-spanned="2">
              <text:p>188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948" calcext:value-type="float" table:number-columns-spanned="1" table:number-rows-spanned="2">
              <text:p>194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float" office:value="70" calcext:value-type="float" table:number-columns-spanned="1" table:number-rows-spanned="4">
              <text:p>70</text:p>
            </table:table-cell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office:annotation office:display="true" draw:style-name="gr1" draw:text-style-name="P2" svg:width="82.18pt" svg:height="29.17pt" svg:x="133.14pt" svg:y="1886.51pt" draw:caption-point-x="-17.29pt" draw:caption-point-y="42.8pt">
                <dc:date>2017-12-20T00:00:00</dc:date>
                <text:p text:style-name="P1"><text:span text:style-name="T1">Tarah lebte 70 Jahre und zeugte Abram, Nahor und Haran</text:span></text:p>
              </office:annotation>
              <text:p>1. Mo 11:26</text:p>
            </table:table-cell>
            <table:table-cell table:style-name="ce5"/>
            <table:table-cell table:number-columns-repeated="7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/>
            <table:covered-table-cell/>
            <table:table-cell table:style-name="ce6"/>
            <table:table-cell table:number-columns-repeated="7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949" calcext:value-type="float" table:number-columns-spanned="1" table:number-rows-spanned="2">
              <text:p>1949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996" calcext:value-type="float" table:number-columns-spanned="1" table:number-rows-spanned="2">
              <text:p>199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997" calcext:value-type="float" table:number-columns-spanned="1" table:number-rows-spanned="2">
              <text:p>199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05" calcext:value-type="float" table:number-columns-spanned="1" table:number-rows-spanned="2">
              <text:p>2005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949" calcext:value-type="float" table:number-columns-spanned="1" table:number-rows-spanned="4">
              <text:p>949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06" calcext:value-type="float" table:number-columns-spanned="1" table:number-rows-spanned="2">
              <text:p>200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07" calcext:value-type="float" table:number-columns-spanned="1" table:number-rows-spanned="2">
              <text:p>2007</text:p>
            </table:table-cell>
            <table:table-cell table:number-columns-repeated="3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4" office:value-type="float" office:value="-2226" calcext:value-type="float" table:number-columns-spanned="1" table:number-rows-spanned="2">
              <text:p>-2226</text:p>
            </table:table-cell>
            <table:table-cell table:style-name="ce2" office:value-type="string" calcext:value-type="string">
              <text:p>Gemäss Darren Thompson (4<text:span text:style-name="T6">th</text:span> Day) -2019</text:p>
            </table:table-cell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08" calcext:value-type="float" table:number-columns-spanned="1" table:number-rows-spanned="2">
              <text:p>2008</text:p>
            </table:table-cell>
            <table:table-cell table:style-name="ce64"/>
            <table:covered-table-cell/>
            <table:table-cell table:style-name="ce2" office:value-type="string" calcext:value-type="string">
              <text:p>Gemäss R. Liebi: 2011 v. Chr.</text:p>
            </table:table-cell>
          </table:table-row>
          <table:table-row table:style-name="ro2">
            <table:table-cell table:number-columns-repeated="12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7">
            <text:p>Abraham-Mose</text:p>
          </table:table-cell>
          <table:table-cell table:number-columns-repeated="8"/>
          <table:table-cell table:style-name="ce13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104">
            <text:p>Abraham (20. G)</text:p>
          </table:table-cell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covered-table-cell table:style-name="ce1"/>
          <table:table-cell table:number-columns-repeated="8"/>
          <table:covered-table-cell/>
          <table:covered-table-cell table:style-name="ce24"/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covered-table-cell table:style-name="ce1"/>
          <table:table-cell table:number-columns-repeated="8"/>
          <table:covered-table-cell/>
          <table:covered-table-cell table:style-name="ce24"/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2009" calcext:value-type="float" table:number-columns-spanned="1" table:number-rows-spanned="2">
            <text:p>2009</text:p>
          </table:table-cell>
          <table:table-cell table:number-columns-repeated="3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9"/>
          <table:covered-table-cell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2018" calcext:value-type="float" table:number-columns-spanned="1" table:number-rows-spanned="2">
            <text:p>2018</text:p>
          </table:table-cell>
          <table:table-cell table:style-name="ce64"/>
          <table:table-cell table:number-columns-repeated="2"/>
        </table:table-row>
        <table:table-row-group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 table:number-columns-repeated="2"/>
            <table:covered-table-cell table:style-name="ce15"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72">
              <text:p>Sarah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19" calcext:value-type="float" table:number-columns-spanned="1" table:number-rows-spanned="2">
              <text:p>2019</text:p>
            </table:table-cell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26" calcext:value-type="float" table:number-columns-spanned="1" table:number-rows-spanned="2">
              <text:p>202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49" calcext:value-type="float" table:number-columns-spanned="1" table:number-rows-spanned="2">
              <text:p>204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2" calcext:value-type="float" table:number-columns-spanned="1" table:number-rows-spanned="2">
              <text:p>2082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74" calcext:value-type="float" table:number-columns-spanned="1" table:number-rows-spanned="4">
              <text:p>74</text:p>
            </table:table-cell>
            <table:covered-table-cell/>
            <table:table-cell/>
            <table:table-cell table:style-name="ce14" office:value-type="float" office:value="204" calcext:value-type="float" table:number-columns-spanned="1" table:number-rows-spanned="4">
              <text:p>204</text:p>
            </table:table-cell>
            <table:covered-table-cell table:style-name="ce15"/>
            <table:table-cell/>
            <table:table-cell table:style-name="ce14" office:value-type="float" office:value="64" calcext:value-type="float" table:number-columns-spanned="1" table:number-rows-spanned="4">
              <text:p>64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3" calcext:value-type="float" table:number-columns-spanned="1" table:number-rows-spanned="2">
              <text:p>2083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office:annotation office:display="true" draw:style-name="gr2" draw:text-style-name="P2" svg:width="82.18pt" svg:height="21.34pt" svg:x="133.14pt" svg:y="2303.72pt" draw:caption-point-x="-17.29pt" draw:caption-point-y="42.8pt">
                <dc:date>2017-12-20T00:00:00</dc:date>
                <text:p text:style-name="P1"><text:span text:style-name="T1">Abraham war 75 als er aus Haran auszog.</text:span></text:p>
              </office:annotation>
              <text:p>1. Mo 12:4</text:p>
            </table:table-cell>
            <table:table-cell table:style-name="ce5"/>
            <table:table-cell table:style-name="ce4" office:value-type="string" calcext:value-type="string" table:number-columns-spanned="1" table:number-rows-spanned="2">
              <office:annotation office:display="true" draw:style-name="gr1" draw:text-style-name="P2" svg:width="82.18pt" svg:height="29.17pt" svg:x="93.37pt" svg:y="2407.49pt" draw:caption-point-x="73.19pt" draw:caption-point-y="-60.97pt">
                <dc:date>2017-12-20T00:00:00</dc:date>
                <text:p text:style-name="P1"><text:span text:style-name="T1">Abraham zog aus Haran aus, nachdem sein Vater gestorben war.</text:span></text:p>
              </office:annotation>
              <text:p>Apg 7:4</text:p>
            </table:table-cell>
            <table:table-cell table:style-name="ce5" table:number-columns-repeated="3"/>
            <table:table-cell table:number-columns-repeated="2"/>
            <table:table-cell table:style-name="ce14" office:value-type="float" office:value="75" calcext:value-type="float" table:number-columns-spanned="1" table:number-rows-spanned="4">
              <text:p>75</text:p>
            </table:table-cell>
            <table:covered-table-cell/>
            <table:table-cell/>
            <table:table-cell>
              <office:annotation office:display="true" draw:style-name="gr1" draw:text-style-name="P2" svg:width="82.18pt" svg:height="29.17pt" svg:x="282.44pt" svg:y="2303.72pt" draw:caption-point-x="-17.29pt" draw:caption-point-y="42.8pt">
                <dc:date>2017-12-20T00:00:00</dc:date>
                <text:p text:style-name="P1"><text:span text:style-name="T1">Tarah stirbt mit 205 Jahren in Haran (1 Mo 11:31-32)</text:span></text:p>
              </office:annotation>
            </table:table-cell>
            <table:covered-table-cell table:style-name="ce15"/>
            <table:table-cell/>
            <table:table-cell table:style-name="ce14" office:value-type="float" office:value="65" calcext:value-type="float" table:number-columns-spanned="1" table:number-rows-spanned="4">
              <text:p>65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covered-table-cell/>
            <table:table-cell table:style-name="ce6" table:number-columns-repeated="3"/>
            <table:table-cell table:style-name="ce11" office:value-type="string" calcext:value-type="string" table:number-columns-spanned="2" table:number-rows-spanned="9">
              <text:p>Abrahm zieht aus Haran</text:p>
            </table:table-cell>
            <table:covered-table-cell table:number-columns-repeated="3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4" calcext:value-type="float" table:number-columns-spanned="1" table:number-rows-spanned="2">
              <text:p>2084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8" calcext:value-type="float" table:number-columns-spanned="1" table:number-rows-spanned="2">
              <text:p>208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92" calcext:value-type="float" table:number-columns-spanned="1" table:number-rows-spanned="2">
              <text:p>209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4" calcext:value-type="float" table:number-columns-spanned="1" table:number-rows-spanned="4">
              <text:p>84</text:p>
            </table:table-cell>
            <table:covered-table-cell/>
            <table:table-cell table:number-columns-repeated="4"/>
            <table:table-cell table:style-name="ce14" office:value-type="float" office:value="74" calcext:value-type="float" table:number-columns-spanned="1" table:number-rows-spanned="4">
              <text:p>74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93" calcext:value-type="float" table:number-columns-spanned="1" table:number-rows-spanned="2">
              <text:p>209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5" calcext:value-type="float" table:number-columns-spanned="1" table:number-rows-spanned="4">
              <text:p>85</text:p>
            </table:table-cell>
            <table:covered-table-cell/>
            <table:table-cell table:number-columns-repeated="4"/>
            <table:table-cell table:style-name="ce14" office:value-type="float" office:value="75" calcext:value-type="float" table:number-columns-spanned="1" table:number-rows-spanned="4">
              <text:p>75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94" calcext:value-type="float" table:number-columns-spanned="1" table:number-rows-spanned="2">
              <text:p>2094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6:16</text:p>
            </table:table-cell>
            <table:table-cell table:style-name="ce5"/>
            <table:table-cell table:number-columns-repeated="6"/>
            <table:table-cell table:style-name="ce14" office:value-type="float" office:value="86" calcext:value-type="float" table:number-columns-spanned="1" table:number-rows-spanned="4">
              <text:p>86</text:p>
            </table:table-cell>
            <table:covered-table-cell/>
            <table:table-cell table:number-columns-repeated="4"/>
            <table:table-cell table:style-name="ce14" office:value-type="float" office:value="76" calcext:value-type="float" table:number-columns-spanned="1" table:number-rows-spanned="4">
              <text:p>76</text:p>
            </table:table-cell>
            <table:covered-table-cell/>
            <table:table-cell table:number-columns-repeated="10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6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39" office:value-type="string" calcext:value-type="string" table:number-columns-spanned="1" table:number-rows-spanned="16">
              <text:p>Ismael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95" calcext:value-type="float" table:number-columns-spanned="1" table:number-rows-spanned="2">
              <text:p>2095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87" calcext:value-type="float" table:number-columns-spanned="1" table:number-rows-spanned="4">
              <text:p>87</text:p>
            </table:table-cell>
            <table:covered-table-cell/>
            <table:table-cell table:number-columns-repeated="4"/>
            <table:table-cell table:style-name="ce14" office:value-type="float" office:value="77" calcext:value-type="float" table:number-columns-spanned="1" table:number-rows-spanned="4">
              <text:p>77</text:p>
            </table:table-cell>
            <table:covered-table-cell/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96" calcext:value-type="float" table:number-columns-spanned="1" table:number-rows-spanned="2">
              <text:p>209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8" calcext:value-type="float" table:number-columns-spanned="1" table:number-rows-spanned="4">
              <text:p>88</text:p>
            </table:table-cell>
            <table:covered-table-cell/>
            <table:table-cell table:number-columns-repeated="4"/>
            <table:table-cell table:style-name="ce14" office:value-type="float" office:value="78" calcext:value-type="float" table:number-columns-spanned="1" table:number-rows-spanned="4">
              <text:p>78</text:p>
            </table:table-cell>
            <table:covered-table-cell/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097" calcext:value-type="float" table:number-columns-spanned="1" table:number-rows-spanned="2">
              <text:p>2097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07" calcext:value-type="float" table:number-columns-spanned="1" table:number-rows-spanned="2">
              <text:p>2107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6"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4"/>
            <table:table-cell table:style-name="ce14" office:value-type="float" office:value="89" calcext:value-type="float" table:number-columns-spanned="1" table:number-rows-spanned="4">
              <text:p>89</text:p>
            </table:table-cell>
            <table:covered-table-cell/>
            <table:table-cell table:number-columns-repeated="7"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1" office:value-type="string" calcext:value-type="string" table:number-columns-spanned="2" table:number-rows-spanned="11">
              <text:p>Bundeschliessung. Abraham 99, Ismael 13 jährig, </text:p>
            </table:table-cell>
            <table:covered-table-cell table:number-columns-repeated="3"/>
            <table:table-cell table:number-columns-repeated="4"/>
            <table:covered-table-cell table:number-columns-repeated="2"/>
            <table:table-cell table:number-columns-repeated="7"/>
            <table:covered-table-cell/>
            <table:table-cell table:style-name="ce40" office:value-type="string" calcext:value-type="string" table:number-columns-spanned="1" table:number-rows-spanned="60">
              <text:p>Ismael mit 13 Jahren beschnitten (1. Mo 17:25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4"/>
            <table:covered-table-cell table:number-columns-repeated="4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6"/>
            <table:table-cell table:number-columns-repeated="2"/>
            <table:table-cell table:style-name="ce11" office:value-type="string" calcext:value-type="string" table:number-columns-spanned="1" table:number-rows-spanned="13">
              <text:p>Sodom und Gomorra</text:p>
            </table:table-cell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08" calcext:value-type="float" table:number-columns-spanned="1" table:number-rows-spanned="2">
              <text:p>2108</text:p>
            </table:table-cell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 table:style-name="ce14" office:value-type="float" office:value="100" calcext:value-type="float" table:number-columns-spanned="1" table:number-rows-spanned="4">
              <text:p>100</text:p>
            </table:table-cell>
            <table:covered-table-cell/>
            <table:table-cell table:number-columns-repeated="4"/>
            <table:table-cell table:style-name="ce14" office:value-type="float" office:value="90" calcext:value-type="float" table:number-columns-spanned="1" table:number-rows-spanned="4">
              <text:p>90</text:p>
            </table:table-cell>
            <table:covered-table-cell/>
            <table:table-cell table:number-columns-repeated="7"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71">
              <text:p>Isaak</text:p>
            </table:table-cell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09" calcext:value-type="float" table:number-columns-spanned="1" table:number-rows-spanned="2">
              <text:p>2109</text:p>
            </table:table-cell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21" calcext:value-type="float" table:number-columns-spanned="1" table:number-rows-spanned="2">
              <text:p>212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26" calcext:value-type="float" table:number-columns-spanned="1" table:number-rows-spanned="2">
              <text:p>212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45" calcext:value-type="float" table:number-columns-spanned="1" table:number-rows-spanned="2">
              <text:p>214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48" calcext:value-type="float" table:number-columns-spanned="1" table:number-rows-spanned="2">
              <text:p>2148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25:20</text:p>
            </table:table-cell>
            <table:table-cell table:style-name="ce5"/>
            <table:table-cell table:number-columns-repeated="7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1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58" calcext:value-type="float" table:number-columns-spanned="1" table:number-rows-spanned="2">
              <text:p>21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  <table:table-cell table:style-name="ce61"/>
            <table:table-cell table:style-name="ce64" office:value-type="float" office:value="-2066" calcext:value-type="float" table:number-columns-spanned="1" table:number-rows-spanned="2">
              <text:p>-2066</text:p>
            </table:table-cell>
            <table:table-cell table:style-name="ce2" office:value-type="string" calcext:value-type="string">
              <text:p>Gemäss Darren Thompson (4<text:span text:style-name="T6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68" calcext:value-type="float" table:number-columns-spanned="1" table:number-rows-spanned="2">
              <text:p>2168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style-name="ce14" office:value-type="float" office:value="160" calcext:value-type="float" table:number-columns-spanned="1" table:number-rows-spanned="4">
              <text:p>160</text:p>
            </table:table-cell>
            <table:covered-table-cell/>
            <table:table-cell table:number-columns-repeated="10"/>
            <table:table-cell table:style-name="ce14" office:value-type="float" office:value="60" calcext:value-type="float" table:number-columns-spanned="1" table:number-rows-spanned="4">
              <text:p>6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table-cell table:style-name="ce3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35">
              <text:p>Jakob</text:p>
            </table:table-cell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6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0"/>
            <table:table-cell table:style-name="ce61"/>
            <table:table-cell table:style-name="ce60"/>
            <table:table-cell table:style-name="ce64" office:value-type="float" office:value="2169" calcext:value-type="float" table:number-columns-spanned="1" table:number-rows-spanned="2">
              <text:p>216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2" calcext:value-type="float" table:number-columns-spanned="1" table:number-rows-spanned="2">
              <text:p>2182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74" calcext:value-type="float" table:number-columns-spanned="1" table:number-rows-spanned="4">
              <text:p>174</text:p>
            </table:table-cell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3" calcext:value-type="float" table:number-columns-spanned="1" table:number-rows-spanned="2">
              <text:p>218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>
              <office:annotation office:display="true" draw:style-name="gr2" draw:text-style-name="P2" svg:width="82.18pt" svg:height="21.34pt" svg:x="263.96pt" svg:y="2939.64pt" draw:caption-point-x="-26.25pt" draw:caption-point-y="-19.47pt">
                <dc:date>2017-12-21T00:00:00</dc:date>
                <text:p text:style-name="P1"><text:span text:style-name="T1">1. Mo 25:7 Abraham stirbt 175 jährig</text:span></text:p>
              </office:annotation>
            </table:table-cell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4" calcext:value-type="float" table:number-columns-spanned="1" table:number-rows-spanned="2">
              <text:p>2184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7" calcext:value-type="float" table:number-columns-spanned="1" table:number-rows-spanned="2">
              <text:p>21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1"/>
            <table:table-cell table:style-name="ce60"/>
            <table:table-cell table:style-name="ce64" office:value-type="float" office:value="2208" calcext:value-type="float" table:number-columns-spanned="1" table:number-rows-spanned="2">
              <text:p>220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1"/>
            <table:table-cell table:style-name="ce60"/>
            <table:table-cell table:style-name="ce64" office:value-type="float" office:value="2230" calcext:value-type="float" table:number-columns-spanned="1" table:number-rows-spanned="2">
              <text:p>223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float" office:value="136" calcext:value-type="float" table:number-columns-spanned="1" table:number-rows-spanned="4">
              <text:p>136</text:p>
            </table:table-cell>
            <table:covered-table-cell table:style-name="ce15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9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9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3"/>
            <table:table-cell table:style-name="ce61"/>
            <table:table-cell table:style-name="ce60"/>
            <table:table-cell table:style-name="ce64" office:value-type="float" office:value="2231" calcext:value-type="float" table:number-columns-spanned="1" table:number-rows-spanned="2">
              <text:p>223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45" calcext:value-type="float" table:number-columns-spanned="1" table:number-rows-spanned="2">
              <text:p>224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77" calcext:value-type="float" table:number-columns-spanned="1" table:number-rows-spanned="4">
              <office:annotation office:display="true" draw:style-name="gr3" draw:text-style-name="P3" svg:width="82.18pt" svg:height="29.17pt" svg:x="384.04pt" svg:y="3063.09pt" draw:caption-point-x="-61.48pt" draw:caption-point-y="20.98pt">
                <dc:date>2017-12-21T00:00:00</dc:date>
                <text:p text:style-name="P1"><text:span text:style-name="T1">Mit 7*11 Jahren kommt Jakob zu Laban</text:span></text:p>
                <text:p text:style-name="P1"><text:span text:style-name="T1"/></text:p>
              </office:annotation>
              <text:p>77</text:p>
            </table:table-cell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9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46" calcext:value-type="float" table:number-columns-spanned="1" table:number-rows-spanned="2">
              <text:p>2246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52" calcext:value-type="float" table:number-columns-spanned="1" table:number-rows-spanned="2">
              <text:p>225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4" calcext:value-type="float" table:number-columns-spanned="1" table:number-rows-spanned="4">
              <office:annotation office:display="true" draw:style-name="gr4" draw:text-style-name="P3" svg:width="82.18pt" svg:height="21.34pt" svg:x="384.04pt" svg:y="3130.13pt" draw:caption-point-x="-61.48pt" draw:caption-point-y="20.98pt">
                <dc:date>2017-12-21T00:00:00</dc:date>
                <text:p text:style-name="P1"><text:span text:style-name="T1">Mit 7*12 Jahren beginnt Jakobs Dienst für Lea.</text:span></text:p>
              </office:annotation>
              <text:p>84</text:p>
            </table:table-cell>
            <table:covered-table-cell/>
            <table:table-cell/>
            <table:table-cell table:style-name="ce14" office:value-type="float" office:value="144" calcext:value-type="float" table:number-columns-spanned="1" table:number-rows-spanned="4">
              <text:p>144</text:p>
            </table:table-cell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9" office:value-type="string" calcext:value-type="string" table:number-columns-spanned="1" table:number-rows-spanned="41">
              <text:p>Weitere 13 Jahre bei Laban</text:p>
            </table:table-cell>
            <table:table-cell/>
            <table:covered-table-cell table:style-name="ce33"/>
            <table:covered-table-cell/>
            <table:table-cell table:number-columns-repeated="17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Ruben</text:p>
            </table:table-cell>
            <table:table-cell table:number-columns-repeated="14"/>
            <table:covered-table-cell table:number-columns-repeated="2"/>
            <table:table-cell/>
            <table:covered-table-cell table:style-name="ce33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style-name="ce33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53" calcext:value-type="float" table:number-columns-spanned="1" table:number-rows-spanned="2">
              <text:p>225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5" calcext:value-type="float" table:number-columns-spanned="1" table:number-rows-spanned="4">
              <text:p>85</text:p>
            </table:table-cell>
            <table:covered-table-cell/>
            <table:table-cell/>
            <table:table-cell table:style-name="ce14" office:value-type="float" office:value="145" calcext:value-type="float" table:number-columns-spanned="1" table:number-rows-spanned="4">
              <text:p>145</text:p>
            </table:table-cell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7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Simeo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6"/>
            <table:table-cell table:style-name="ce61"/>
            <table:table-cell table:style-name="ce60"/>
            <table:table-cell table:style-name="ce64" office:value-type="float" office:value="2254" calcext:value-type="float" table:number-columns-spanned="1" table:number-rows-spanned="2">
              <text:p>225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6" calcext:value-type="float" table:number-columns-spanned="1" table:number-rows-spanned="4">
              <text:p>86</text:p>
            </table:table-cell>
            <table:covered-table-cell/>
            <table:table-cell/>
            <table:table-cell table:style-name="ce14" office:value-type="float" office:value="146" calcext:value-type="float" table:number-columns-spanned="1" table:number-rows-spanned="4">
              <text:p>146</text:p>
            </table:table-cell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/>
            <table:table-cell table:style-name="ce2" office:value-type="string" calcext:value-type="string">
              <text:p>'=46*49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Levi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24" office:value-type="string" calcext:value-type="string" table:number-columns-spanned="1" table:number-rows-spanned="191">
              <text:p>Levi</text:p>
            </table:table-cell>
            <table:table-cell table:number-columns-repeated="10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5" calcext:value-type="float" table:number-columns-spanned="1" table:number-rows-spanned="2">
              <text:p>225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7" calcext:value-type="float" table:number-columns-spanned="1" table:number-rows-spanned="4">
              <text:p>87</text:p>
            </table:table-cell>
            <table:covered-table-cell/>
            <table:table-cell/>
            <table:table-cell table:style-name="ce14" office:value-type="float" office:value="147" calcext:value-type="float" table:number-columns-spanned="1" table:number-rows-spanned="4">
              <text:p>147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Juda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6" calcext:value-type="float" table:number-columns-spanned="1" table:number-rows-spanned="2">
              <text:p>225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88" calcext:value-type="float" table:number-columns-spanned="1" table:number-rows-spanned="4">
              <text:p>88</text:p>
            </table:table-cell>
            <table:covered-table-cell/>
            <table:table-cell/>
            <table:table-cell table:style-name="ce14" office:value-type="float" office:value="148" calcext:value-type="float" table:number-columns-spanned="1" table:number-rows-spanned="4">
              <text:p>148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Da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7" calcext:value-type="float" table:number-columns-spanned="1" table:number-rows-spanned="2">
              <text:p>2257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Naphtali</text:p>
            </table:table-cell>
            <table:table-cell table:number-columns-repeated="14"/>
            <table:table-cell table:style-name="ce14" office:value-type="float" office:value="89" calcext:value-type="float" table:number-columns-spanned="1" table:number-rows-spanned="4">
              <text:p>89</text:p>
            </table:table-cell>
            <table:covered-table-cell/>
            <table:table-cell/>
            <table:table-cell table:style-name="ce14" office:value-type="float" office:value="149" calcext:value-type="float" table:number-columns-spanned="1" table:number-rows-spanned="4">
              <text:p>149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Gad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8" calcext:value-type="float" table:number-columns-spanned="1" table:number-rows-spanned="2">
              <text:p>2258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90" calcext:value-type="float" table:number-columns-spanned="1" table:number-rows-spanned="4">
              <text:p>90</text:p>
            </table:table-cell>
            <table:covered-table-cell/>
            <table:table-cell/>
            <table:table-cell table:style-name="ce14" office:value-type="float" office:value="150" calcext:value-type="float" table:number-columns-spanned="1" table:number-rows-spanned="4">
              <text:p>150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Issaschar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7"/>
            <table:table-cell table:style-name="ce61"/>
            <table:table-cell table:style-name="ce64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9" calcext:value-type="float" table:number-columns-spanned="1" table:number-rows-spanned="2">
              <text:p>225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8"/>
            <table:table-cell table:style-name="ce32" office:value-type="float" office:value="91" calcext:value-type="float" table:number-columns-spanned="1" table:number-rows-spanned="4">
              <office:annotation office:display="true" draw:style-name="gr4" draw:text-style-name="P3" svg:width="82.18pt" svg:height="21.34pt" svg:x="384.04pt" svg:y="3338.73pt" draw:caption-point-x="-61.48pt" draw:caption-point-y="20.98pt">
                <dc:date>2017-12-21T00:00:00</dc:date>
                <text:p text:style-name="P1"><text:span text:style-name="T1">Mit 7*13 Jahren beginnt Jakobs Dienst für Rahel.</text:span></text:p>
              </office:annotation>
              <text:p>91</text:p>
            </table:table-cell>
            <table:covered-table-cell/>
            <table:table-cell/>
            <table:table-cell table:style-name="ce14" office:value-type="float" office:value="151" calcext:value-type="float" table:number-columns-spanned="1" table:number-rows-spanned="4">
              <text:p>151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table-cell table:style-name="ce31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160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25"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25"/>
            <table:table-cell/>
            <table:table-cell table:style-name="ce61"/>
            <table:table-cell table:style-name="ce60"/>
            <table:table-cell table:style-name="ce64" office:value-type="float" office:value="2260" calcext:value-type="float" table:number-columns-spanned="1" table:number-rows-spanned="2">
              <text:p>226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92" calcext:value-type="float" table:number-columns-spanned="1" table:number-rows-spanned="4">
              <text:p>92</text:p>
            </table:table-cell>
            <table:covered-table-cell/>
            <table:table-cell/>
            <table:table-cell table:style-name="ce14" office:value-type="float" office:value="152" calcext:value-type="float" table:number-columns-spanned="1" table:number-rows-spanned="4">
              <text:p>152</text:p>
            </table:table-cell>
            <table:covered-table-cell/>
            <table:table-cell table:number-columns-repeated="10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 table:style-name="ce53"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25"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61" calcext:value-type="float" table:number-columns-spanned="1" table:number-rows-spanned="2">
              <text:p>2261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65" calcext:value-type="float" table:number-columns-spanned="1" table:number-rows-spanned="2">
              <text:p>226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32" office:value-type="float" office:value="97" calcext:value-type="float" table:number-columns-spanned="1" table:number-rows-spanned="4">
              <office:annotation office:display="true" draw:style-name="gr5" draw:text-style-name="P4" svg:width="82.18pt" svg:height="13.52pt" svg:x="322.55pt" svg:y="3456.57pt" draw:caption-point-x="0pt" draw:caption-point-y="0pt">
                <dc:date>2017-12-21T00:00:00</dc:date>
                <text:p text:style-name="P1"><text:span text:style-name="T1">Jakob verlässt Laban</text:span></text:p>
              </office:annotation>
              <text:p>97</text:p>
            </table:table-cell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4" table:number-columns-spanned="1" table:number-rows-spanned="101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/>
            <table:table-cell table:style-name="ce64" office:value-type="float" office:value="2266" calcext:value-type="float" table:number-columns-spanned="1" table:number-rows-spanned="2">
              <text:p>226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32" office:value-type="float" office:value="98" calcext:value-type="float" table:number-columns-spanned="1" table:number-rows-spanned="4">
              <office:annotation office:display="true" draw:style-name="gr4" draw:text-style-name="P3" svg:width="82.18pt" svg:height="21.34pt" svg:x="377.74pt" svg:y="3486.13pt" draw:caption-point-x="-55.19pt" draw:caption-point-y="0.23pt">
                <dc:date>2017-12-21T00:00:00</dc:date>
                <text:p text:style-name="P1"><text:span text:style-name="T1">Mit 7*14 ist Jakob wieder in Kanaan.</text:span></text:p>
              </office:annotation>
              <text:p>98</text:p>
            </table:table-cell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/>
            <table:table-cell table:style-name="ce64" office:value-type="float" office:value="2267" calcext:value-type="float" table:number-columns-spanned="1" table:number-rows-spanned="2">
              <text:p>2267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6" calcext:value-type="float" table:number-columns-spanned="1" table:number-rows-spanned="2">
              <text:p>227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108" calcext:value-type="float" table:number-columns-spanned="1" table:number-rows-spanned="4">
              <text:p>108</text:p>
            </table:table-cell>
            <table:covered-table-cell/>
            <table:table-cell/>
            <table:table-cell table:style-name="ce14" office:value-type="float" office:value="168" calcext:value-type="float" table:number-columns-spanned="1" table:number-rows-spanned="4">
              <text:p>168</text:p>
            </table:table-cell>
            <table:covered-table-cell/>
            <table:table-cell table:number-columns-repeated="10"/>
            <table:table-cell table:style-name="ce14" office:value-type="float" office:value="22" calcext:value-type="float" table:number-columns-spanned="1" table:number-rows-spanned="4">
              <text:p>22</text:p>
            </table:table-cell>
            <table:covered-table-cell table:style-name="ce53"/>
            <table:table-cell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style-name="ce2" office:value-type="string" calcext:value-type="string">
              <text:p>Joseph verkauft</text:p>
            </table:table-cell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style-name="ce2"/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7" calcext:value-type="float" table:number-columns-spanned="1" table:number-rows-spanned="2">
              <text:p>2277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109" calcext:value-type="float" table:number-columns-spanned="1" table:number-rows-spanned="4">
              <text:p>109</text:p>
            </table:table-cell>
            <table:covered-table-cell/>
            <table:table-cell/>
            <table:table-cell table:style-name="ce14" office:value-type="float" office:value="169" calcext:value-type="float" table:number-columns-spanned="1" table:number-rows-spanned="4">
              <text:p>169</text:p>
            </table:table-cell>
            <table:covered-table-cell/>
            <table:table-cell table:number-columns-repeated="10"/>
            <table:table-cell table:style-name="ce14" office:value-type="float" office:value="23" calcext:value-type="float" table:number-columns-spanned="1" table:number-rows-spanned="4">
              <text:p>23</text:p>
            </table:table-cell>
            <table:covered-table-cell table:style-name="ce53"/>
            <table:table-cell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6"/>
            <table:table-cell table:style-name="ce26" office:value-type="string" calcext:value-type="string" table:number-columns-spanned="1" table:number-rows-spanned="82">
              <text:p>Gher: Geburtsjahr und Alter unbekannt, höchstens .. Jahre, da in Kanaan getötet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8" calcext:value-type="float" table:number-columns-spanned="1" table:number-rows-spanned="2">
              <text:p>2278</text:p>
            </table:table-cell>
            <table:table-cell table:number-columns-repeated="3"/>
          </table:table-row>
          <table:table-row table:style-name="ro2">
            <table:table-cell table:number-columns-repeated="15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110" calcext:value-type="float" table:number-columns-spanned="1" table:number-rows-spanned="4">
              <text:p>110</text:p>
            </table:table-cell>
            <table:covered-table-cell/>
            <table:table-cell/>
            <table:table-cell table:style-name="ce14" office:value-type="float" office:value="170" calcext:value-type="float" table:number-columns-spanned="1" table:number-rows-spanned="4">
              <text:p>170</text:p>
            </table:table-cell>
            <table:covered-table-cell/>
            <table:table-cell table:number-columns-repeated="10"/>
            <table:table-cell table:style-name="ce14" office:value-type="float" office:value="24" calcext:value-type="float" table:number-columns-spanned="1" table:number-rows-spanned="4">
              <text:p>24</text:p>
            </table:table-cell>
            <table:covered-table-cell table:style-name="ce53"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6" office:value-type="string" calcext:value-type="string" table:number-columns-spanned="1" table:number-rows-spanned="78">
              <text:p>Onan, Lebensalter unbekannt,höchst. 19 Jahre, da gestorben in Kanaan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9" calcext:value-type="float" table:number-columns-spanned="1" table:number-rows-spanned="2">
              <text:p>2279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111" calcext:value-type="float" table:number-columns-spanned="1" table:number-rows-spanned="4">
              <text:p>111</text:p>
            </table:table-cell>
            <table:covered-table-cell/>
            <table:table-cell/>
            <table:table-cell table:style-name="ce14" office:value-type="float" office:value="171" calcext:value-type="float" table:number-columns-spanned="1" table:number-rows-spanned="4">
              <text:p>171</text:p>
            </table:table-cell>
            <table:covered-table-cell/>
            <table:table-cell table:number-columns-repeated="10"/>
            <table:table-cell table:style-name="ce14" office:value-type="float" office:value="25" calcext:value-type="float" table:number-columns-spanned="1" table:number-rows-spanned="4">
              <text:p>25</text:p>
            </table:table-cell>
            <table:covered-table-cell table:style-name="ce53"/>
            <table:table-cell/>
            <table:table-cell table:style-name="ce14" office:value-type="float" office:value="20" calcext:value-type="float" table:number-columns-spanned="1" table:number-rows-spanned="4">
              <text:p>20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0" calcext:value-type="float" table:number-columns-spanned="1" table:number-rows-spanned="2">
              <text:p>2280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112" calcext:value-type="float" table:number-columns-spanned="1" table:number-rows-spanned="4">
              <text:p>112</text:p>
            </table:table-cell>
            <table:covered-table-cell/>
            <table:table-cell/>
            <table:table-cell table:style-name="ce14" office:value-type="float" office:value="172" calcext:value-type="float" table:number-columns-spanned="1" table:number-rows-spanned="4">
              <text:p>172</text:p>
            </table:table-cell>
            <table:covered-table-cell/>
            <table:table-cell table:number-columns-repeated="10"/>
            <table:table-cell table:style-name="ce14" office:value-type="float" office:value="26" calcext:value-type="float" table:number-columns-spanned="1" table:number-rows-spanned="4">
              <text:p>26</text:p>
            </table:table-cell>
            <table:covered-table-cell table:style-name="ce53"/>
            <table:table-cell/>
            <table:table-cell table:style-name="ce14" office:value-type="float" office:value="21" calcext:value-type="float" table:number-columns-spanned="1" table:number-rows-spanned="4">
              <text:p>21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1" calcext:value-type="float" table:number-columns-spanned="1" table:number-rows-spanned="2">
              <text:p>2281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113" calcext:value-type="float" table:number-columns-spanned="1" table:number-rows-spanned="4">
              <text:p>113</text:p>
            </table:table-cell>
            <table:covered-table-cell/>
            <table:table-cell/>
            <table:table-cell table:style-name="ce14" office:value-type="float" office:value="173" calcext:value-type="float" table:number-columns-spanned="1" table:number-rows-spanned="4">
              <text:p>173</text:p>
            </table:table-cell>
            <table:covered-table-cell/>
            <table:table-cell table:number-columns-repeated="10"/>
            <table:table-cell table:style-name="ce14" office:value-type="float" office:value="27" calcext:value-type="float" table:number-columns-spanned="1" table:number-rows-spanned="4">
              <text:p>27</text:p>
            </table:table-cell>
            <table:covered-table-cell table:style-name="ce53"/>
            <table:table-cell/>
            <table:table-cell table:style-name="ce14" office:value-type="float" office:value="22" calcext:value-type="float" table:number-columns-spanned="1" table:number-rows-spanned="4">
              <text:p>22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2" calcext:value-type="float" table:number-columns-spanned="1" table:number-rows-spanned="2">
              <text:p>2282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114" calcext:value-type="float" table:number-columns-spanned="1" table:number-rows-spanned="4">
              <text:p>114</text:p>
            </table:table-cell>
            <table:covered-table-cell/>
            <table:table-cell/>
            <table:table-cell table:style-name="ce14" office:value-type="float" office:value="174" calcext:value-type="float" table:number-columns-spanned="1" table:number-rows-spanned="4">
              <text:p>174</text:p>
            </table:table-cell>
            <table:covered-table-cell/>
            <table:table-cell table:number-columns-repeated="10"/>
            <table:table-cell table:style-name="ce14" office:value-type="float" office:value="28" calcext:value-type="float" table:number-columns-spanned="1" table:number-rows-spanned="4">
              <text:p>28</text:p>
            </table:table-cell>
            <table:covered-table-cell table:style-name="ce53"/>
            <table:table-cell/>
            <table:table-cell table:style-name="ce14" office:value-type="float" office:value="23" calcext:value-type="float" table:number-columns-spanned="1" table:number-rows-spanned="4">
              <text:p>23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2"/>
            <table:table-cell table:number-columns-repeated="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table-cell table:style-name="ce2" table:number-columns-repeated="3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3" calcext:value-type="float" table:number-columns-spanned="1" table:number-rows-spanned="2">
              <text:p>2283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115" calcext:value-type="float" table:number-columns-spanned="1" table:number-rows-spanned="4">
              <text:p>115</text:p>
            </table:table-cell>
            <table:covered-table-cell/>
            <table:table-cell/>
            <table:table-cell table:style-name="ce14" office:value-type="float" office:value="175" calcext:value-type="float" table:number-columns-spanned="1" table:number-rows-spanned="4">
              <text:p>175</text:p>
            </table:table-cell>
            <table:covered-table-cell/>
            <table:table-cell table:number-columns-repeated="10"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53"/>
            <table:table-cell/>
            <table:table-cell table:style-name="ce14" office:value-type="float" office:value="24" calcext:value-type="float" table:number-columns-spanned="1" table:number-rows-spanned="4">
              <text:p>24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4" calcext:value-type="float" table:number-columns-spanned="1" table:number-rows-spanned="2">
              <text:p>2284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116" calcext:value-type="float" table:number-columns-spanned="1" table:number-rows-spanned="4">
              <text:p>116</text:p>
            </table:table-cell>
            <table:covered-table-cell/>
            <table:table-cell/>
            <table:table-cell table:style-name="ce14" office:value-type="float" office:value="176" calcext:value-type="float" table:number-columns-spanned="1" table:number-rows-spanned="4">
              <text:p>176</text:p>
            </table:table-cell>
            <table:covered-table-cell/>
            <table:table-cell table:number-columns-repeated="10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53"/>
            <table:table-cell/>
            <table:table-cell table:style-name="ce14" office:value-type="float" office:value="25" calcext:value-type="float" table:number-columns-spanned="1" table:number-rows-spanned="4">
              <text:p>25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5" calcext:value-type="float" table:number-columns-spanned="1" table:number-rows-spanned="2">
              <text:p>2285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8" calcext:value-type="float" table:number-columns-spanned="1" table:number-rows-spanned="4">
              <text:p>8</text:p>
            </table:table-cell>
            <table:covered-table-cell/>
            <table:table-cell/>
            <table:table-cell table:style-name="ce14" office:value-type="float" office:value="117" calcext:value-type="float" table:number-columns-spanned="1" table:number-rows-spanned="4">
              <text:p>117</text:p>
            </table:table-cell>
            <table:covered-table-cell/>
            <table:table-cell/>
            <table:table-cell table:style-name="ce14" office:value-type="float" office:value="177" calcext:value-type="float" table:number-columns-spanned="1" table:number-rows-spanned="4">
              <text:p>177</text:p>
            </table:table-cell>
            <table:covered-table-cell/>
            <table:table-cell table:number-columns-repeated="10"/>
            <table:table-cell table:style-name="ce14" office:value-type="float" office:value="31" calcext:value-type="float" table:number-columns-spanned="1" table:number-rows-spanned="4">
              <text:p>31</text:p>
            </table:table-cell>
            <table:covered-table-cell table:style-name="ce53"/>
            <table:table-cell/>
            <table:table-cell table:style-name="ce14" office:value-type="float" office:value="26" calcext:value-type="float" table:number-columns-spanned="1" table:number-rows-spanned="4">
              <text:p>26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6" calcext:value-type="float" table:number-columns-spanned="1" table:number-rows-spanned="2">
              <text:p>2286</text:p>
            </table:table-cell>
            <table:table-cell table:number-columns-repeated="3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8" calcext:value-type="float" table:number-columns-spanned="1" table:number-rows-spanned="4">
              <text:p>8</text:p>
            </table:table-cell>
            <table:covered-table-cell/>
            <table:table-cell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/>
            <table:table-cell table:style-name="ce14" office:value-type="float" office:value="118" calcext:value-type="float" table:number-columns-spanned="1" table:number-rows-spanned="4">
              <text:p>118</text:p>
            </table:table-cell>
            <table:covered-table-cell/>
            <table:table-cell/>
            <table:table-cell table:style-name="ce14" office:value-type="float" office:value="178" calcext:value-type="float" table:number-columns-spanned="1" table:number-rows-spanned="4">
              <text:p>178</text:p>
            </table:table-cell>
            <table:covered-table-cell/>
            <table:table-cell table:number-columns-repeated="10"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 table:style-name="ce53"/>
            <table:table-cell/>
            <table:table-cell table:style-name="ce14" office:value-type="float" office:value="27" calcext:value-type="float" table:number-columns-spanned="1" table:number-rows-spanned="4">
              <text:p>27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7" calcext:value-type="float" table:number-columns-spanned="1" table:number-rows-spanned="2">
              <text:p>22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2"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/>
            <table:table-cell table:style-name="ce14" office:value-type="float" office:value="119" calcext:value-type="float" table:number-columns-spanned="1" table:number-rows-spanned="4">
              <text:p>119</text:p>
            </table:table-cell>
            <table:covered-table-cell/>
            <table:table-cell/>
            <table:table-cell table:style-name="ce14" office:value-type="float" office:value="179" calcext:value-type="float" table:number-columns-spanned="1" table:number-rows-spanned="4">
              <text:p>179</text:p>
            </table:table-cell>
            <table:covered-table-cell/>
            <table:table-cell table:number-columns-repeated="10"/>
            <table:table-cell table:style-name="ce14" office:value-type="float" office:value="33" calcext:value-type="float" table:number-columns-spanned="1" table:number-rows-spanned="4">
              <text:p>33</text:p>
            </table:table-cell>
            <table:covered-table-cell table:style-name="ce53"/>
            <table:table-cell/>
            <table:table-cell table:style-name="ce14" office:value-type="float" office:value="28" calcext:value-type="float" table:number-columns-spanned="1" table:number-rows-spanned="4">
              <text:p>28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8" calcext:value-type="float" table:number-columns-spanned="1" table:number-rows-spanned="2">
              <text:p>228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2"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/>
            <table:table-cell table:style-name="ce14" office:value-type="float" office:value="11" calcext:value-type="float" table:number-columns-spanned="1" table:number-rows-spanned="4">
              <text:p>11</text:p>
            </table:table-cell>
            <table:covered-table-cell/>
            <table:table-cell/>
            <table:table-cell table:style-name="ce14" office:value-type="float" office:value="120" calcext:value-type="float" table:number-columns-spanned="1" table:number-rows-spanned="4">
              <text:p>120</text:p>
            </table:table-cell>
            <table:covered-table-cell/>
            <table:table-cell table:number-columns-repeated="2"/>
            <table:covered-table-cell/>
            <table:table-cell table:number-columns-repeated="10"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 table:style-name="ce53"/>
            <table:table-cell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9" calcext:value-type="float" table:number-columns-spanned="1" table:number-rows-spanned="2">
              <text:p>2289</text:p>
            </table:table-cell>
            <table:table-cell table:style-name="ce6"/>
            <table:covered-table-cell/>
            <table:table-cell table:style-name="ce2"/>
          </table:table-row>
          <table:table-row table:style-name="ro2">
            <table:table-cell table:number-columns-repeated="3"/>
            <table:table-cell table:style-name="ce4" office:value-type="string" calcext:value-type="string" table:number-columns-spanned="1" table:number-rows-spanned="2">
              <text:p>1. Mo 41:46</text:p>
            </table:table-cell>
            <table:table-cell table:style-name="ce5" table:number-columns-repeated="2"/>
            <table:table-cell table:number-columns-repeated="6"/>
            <table:table-cell table:style-name="ce14" office:value-type="float" office:value="11" calcext:value-type="float" table:number-columns-spanned="1" table:number-rows-spanned="4">
              <text:p>11</text:p>
            </table:table-cell>
            <table:covered-table-cell/>
            <table:table-cell/>
            <table:table-cell table:style-name="ce14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4" office:value-type="float" office:value="121" calcext:value-type="float" table:number-columns-spanned="1" table:number-rows-spanned="4">
              <text:p>121</text:p>
            </table:table-cell>
            <table:covered-table-cell/>
            <table:table-cell table:number-columns-repeated="13"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 table:style-name="ce53"/>
            <table:table-cell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"/>
            <table:covered-table-cell/>
            <table:table-cell table:style-name="ce7" office:value-type="string" calcext:value-type="string" table:number-columns-spanned="2" table:number-rows-spanned="10">
              <text:p>Joseph 30. jährig vor</text:p>
              <text:p>dem Pharao</text:p>
            </table:table-cell>
            <table:covered-table-cell table:style-name="ce9"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2" office:value-type="string" calcext:value-type="string" table:number-columns-spanned="1" table:number-rows-spanned="28">
              <text:p>7 Jahre Ueberfluss</text:p>
            </table:table-cell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style-name="ce3" office:value-type="string" calcext:value-type="string">
              <text:p>Joseph vor dem Pharao</text:p>
            </table:table-cell>
            <table:table-cell table:number-columns-repeated="3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0" calcext:value-type="float" table:number-columns-spanned="1" table:number-rows-spanned="2">
              <text:p>2290</text:p>
            </table:table-cell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2"/>
            <table:table-cell table:number-columns-repeated="3"/>
            <table:table-cell table:style-name="ce14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4" office:value-type="float" office:value="122" calcext:value-type="float" table:number-columns-spanned="1" table:number-rows-spanned="4">
              <text:p>122</text:p>
            </table:table-cell>
            <table:covered-table-cell/>
            <table:table-cell table:number-columns-repeated="13"/>
            <table:table-cell table:style-name="ce14" office:value-type="float" office:value="36" calcext:value-type="float" table:number-columns-spanned="1" table:number-rows-spanned="4">
              <text:p>36</text:p>
            </table:table-cell>
            <table:covered-table-cell table:style-name="ce53"/>
            <table:table-cell/>
            <table:table-cell table:style-name="ce14" office:value-type="float" office:value="31" calcext:value-type="float" table:number-columns-spanned="1" table:number-rows-spanned="4">
              <text:p>31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1" calcext:value-type="float" table:number-columns-spanned="1" table:number-rows-spanned="2">
              <text:p>2291</text:p>
            </table:table-cell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2"/>
            <table:table-cell table:number-columns-repeated="3"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4" office:value-type="float" office:value="123" calcext:value-type="float" table:number-columns-spanned="1" table:number-rows-spanned="4">
              <text:p>123</text:p>
            </table:table-cell>
            <table:covered-table-cell/>
            <table:table-cell table:number-columns-repeated="13"/>
            <table:table-cell table:style-name="ce14" office:value-type="float" office:value="37" calcext:value-type="float" table:number-columns-spanned="1" table:number-rows-spanned="4">
              <text:p>37</text:p>
            </table:table-cell>
            <table:covered-table-cell table:style-name="ce53"/>
            <table:table-cell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50" office:value-type="string" calcext:value-type="string" table:number-columns-spanned="1" table:number-rows-spanned="31">
              <text:p>Perez und Serech</text:p>
            </table:table-cell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2" calcext:value-type="float" table:number-columns-spanned="1" table:number-rows-spanned="2">
              <text:p>2292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12"/>
            <table:table-cell table:number-columns-repeated="3"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4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4" office:value-type="float" office:value="124" calcext:value-type="float" table:number-columns-spanned="1" table:number-rows-spanned="4">
              <text:p>124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38" calcext:value-type="float" table:number-columns-spanned="1" table:number-rows-spanned="4">
              <text:p>38</text:p>
            </table:table-cell>
            <table:covered-table-cell table:style-name="ce53"/>
            <table:table-cell/>
            <table:table-cell table:style-name="ce14" office:value-type="float" office:value="33" calcext:value-type="float" table:number-columns-spanned="1" table:number-rows-spanned="4">
              <text:p>33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3" calcext:value-type="float" table:number-columns-spanned="1" table:number-rows-spanned="2">
              <text:p>229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3"/>
            <table:table-cell table:style-name="ce14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4" office:value-type="float" office:value="125" calcext:value-type="float" table:number-columns-spanned="1" table:number-rows-spanned="4">
              <text:p>125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39" calcext:value-type="float" table:number-columns-spanned="1" table:number-rows-spanned="4">
              <text:p>39</text:p>
            </table:table-cell>
            <table:covered-table-cell table:style-name="ce53"/>
            <table:table-cell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4" calcext:value-type="float" table:number-columns-spanned="1" table:number-rows-spanned="2">
              <text:p>229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3"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4" office:value-type="float" office:value="126" calcext:value-type="float" table:number-columns-spanned="1" table:number-rows-spanned="4">
              <text:p>126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 table:style-name="ce53"/>
            <table:table-cell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5" calcext:value-type="float" table:number-columns-spanned="1" table:number-rows-spanned="2">
              <text:p>2295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3"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4" office:value-type="float" office:value="127" calcext:value-type="float" table:number-columns-spanned="1" table:number-rows-spanned="4">
              <text:p>127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41" calcext:value-type="float" table:number-columns-spanned="1" table:number-rows-spanned="4">
              <text:p>41</text:p>
            </table:table-cell>
            <table:covered-table-cell table:style-name="ce53"/>
            <table:table-cell/>
            <table:table-cell table:style-name="ce14" office:value-type="float" office:value="36" calcext:value-type="float" table:number-columns-spanned="1" table:number-rows-spanned="4">
              <text:p>36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6" calcext:value-type="float" table:number-columns-spanned="1" table:number-rows-spanned="2">
              <text:p>2296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3"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/>
            <table:table-cell/>
            <table:table-cell table:style-name="ce14" office:value-type="float" office:value="128" calcext:value-type="float" table:number-columns-spanned="1" table:number-rows-spanned="4">
              <text:p>128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42" calcext:value-type="float" table:number-columns-spanned="1" table:number-rows-spanned="4">
              <text:p>42</text:p>
            </table:table-cell>
            <table:covered-table-cell table:style-name="ce53"/>
            <table:table-cell/>
            <table:table-cell table:style-name="ce14" office:value-type="float" office:value="37" calcext:value-type="float" table:number-columns-spanned="1" table:number-rows-spanned="4">
              <text:p>37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2" office:value-type="string" calcext:value-type="string" table:number-columns-spanned="1" table:number-rows-spanned="28">
              <text:p>7 Jahre Hunger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7" calcext:value-type="float" table:number-columns-spanned="1" table:number-rows-spanned="2">
              <text:p>2297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2"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14" office:value-type="float" office:value="129" calcext:value-type="float" table:number-columns-spanned="1" table:number-rows-spanned="4">
              <text:p>129</text:p>
            </table:table-cell>
            <table:covered-table-cell/>
            <table:table-cell table:number-columns-repeated="10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43" calcext:value-type="float" table:number-columns-spanned="1" table:number-rows-spanned="4">
              <text:p>43</text:p>
            </table:table-cell>
            <table:covered-table-cell table:style-name="ce53"/>
            <table:table-cell/>
            <table:table-cell table:style-name="ce14" office:value-type="float" office:value="38" calcext:value-type="float" table:number-columns-spanned="1" table:number-rows-spanned="4">
              <text:p>38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table-cell table:number-columns-repeated="5"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8" calcext:value-type="float" table:number-columns-spanned="1" table:number-rows-spanned="2">
              <text:p>2298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46:8ff</text:p>
            </table:table-cell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7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/>
            <table:table-cell table:number-columns-repeated="10"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44" calcext:value-type="float" table:number-columns-spanned="1" table:number-rows-spanned="4">
              <text:p>44</text:p>
            </table:table-cell>
            <table:covered-table-cell table:style-name="ce53"/>
            <table:table-cell/>
            <table:table-cell table:style-name="ce14" office:value-type="float" office:value="39" calcext:value-type="float" table:number-columns-spanned="1" table:number-rows-spanned="4">
              <text:p>3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number-columns-repeated="5"/>
            <table:table-cell table:style-name="ce13" office:value-type="float" office:value="0" calcext:value-type="float" table:number-columns-spanned="1" table:number-rows-spanned="3">
              <office:annotation office:display="true" draw:style-name="gr6" draw:text-style-name="P4" svg:width="127.47pt" svg:height="36.99pt" svg:x="39.32pt" svg:y="4243.58pt" draw:caption-point-x="175.29pt" draw:caption-point-y="-25.31pt">
                <dc:date>2017-12-22T00:00:00</dc:date>
                <text:p text:style-name="P1"><text:span text:style-name="T1">Jakob kommt 130 jährig nach Aegypten, die 430 jährige Wohnzeit der Kinder Israel in Aegypten beginnt.</text:span></text:p>
                <text:p text:style-name="P1"><text:span text:style-name="T1">Joseph ist 39 Jahre alt.</text:span></text:p>
              </office:annotation>
              <text:p>0</text:p>
            </table:table-cell>
            <table:table-cell table:style-name="ce18" office:value-type="string" calcext:value-type="string" table:number-columns-spanned="1" table:number-rows-spanned="123">
              <text:p>430 Jahre in Aegypten (2. Mo 12:40-41) / Vgl Gal 3:17</text:p>
            </table:table-cell>
            <table:covered-table-cell table:number-columns-repeated="2"/>
            <table:table-cell table:number-columns-repeated="7"/>
            <table:covered-table-cell/>
            <table:table-cell table:style-name="ce24" office:value-type="string" calcext:value-type="string" table:number-columns-spanned="1" table:number-rows-spanned="33">
              <text:p>In Aegypten</text:p>
            </table:table-cell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9" calcext:value-type="float" table:number-columns-spanned="1" table:number-rows-spanned="2">
              <text:p>2299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9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7"/>
            <table:table-cell table:style-name="ce14" office:value-type="float" office:value="131" calcext:value-type="float" table:number-columns-spanned="1" table:number-rows-spanned="4">
              <text:p>131</text:p>
            </table:table-cell>
            <table:covered-table-cell table:style-name="ce24"/>
            <table:table-cell table:number-columns-repeated="11"/>
            <table:covered-table-cell/>
            <table:table-cell/>
            <table:table-cell table:style-name="ce14" office:value-type="float" office:value="45" calcext:value-type="float" table:number-columns-spanned="1" table:number-rows-spanned="4">
              <text:p>45</text:p>
            </table:table-cell>
            <table:covered-table-cell table:style-name="ce53"/>
            <table:table-cell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0" calcext:value-type="float" table:number-columns-spanned="1" table:number-rows-spanned="2">
              <text:p>2300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9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7"/>
            <table:table-cell table:style-name="ce14" office:value-type="float" office:value="132" calcext:value-type="float" table:number-columns-spanned="1" table:number-rows-spanned="4">
              <text:p>132</text:p>
            </table:table-cell>
            <table:covered-table-cell table:style-name="ce24"/>
            <table:table-cell table:number-columns-repeated="13"/>
            <table:table-cell table:style-name="ce14" office:value-type="float" office:value="46" calcext:value-type="float" table:number-columns-spanned="1" table:number-rows-spanned="4">
              <text:p>46</text:p>
            </table:table-cell>
            <table:covered-table-cell table:style-name="ce53"/>
            <table:table-cell/>
            <table:table-cell table:style-name="ce14" office:value-type="float" office:value="41" calcext:value-type="float" table:number-columns-spanned="1" table:number-rows-spanned="4">
              <text:p>41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1" calcext:value-type="float" table:number-columns-spanned="1" table:number-rows-spanned="2">
              <text:p>2301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19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7"/>
            <table:table-cell table:style-name="ce14" office:value-type="float" office:value="133" calcext:value-type="float" table:number-columns-spanned="1" table:number-rows-spanned="4">
              <text:p>133</text:p>
            </table:table-cell>
            <table:covered-table-cell table:style-name="ce24"/>
            <table:table-cell table:number-columns-repeated="13"/>
            <table:table-cell table:style-name="ce14" office:value-type="float" office:value="47" calcext:value-type="float" table:number-columns-spanned="1" table:number-rows-spanned="4">
              <text:p>47</text:p>
            </table:table-cell>
            <table:covered-table-cell table:style-name="ce53"/>
            <table:table-cell/>
            <table:table-cell table:style-name="ce14" office:value-type="float" office:value="42" calcext:value-type="float" table:number-columns-spanned="1" table:number-rows-spanned="4">
              <text:p>42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2" calcext:value-type="float" table:number-columns-spanned="1" table:number-rows-spanned="2">
              <text:p>2302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 table:style-name="ce19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7"/>
            <table:table-cell table:style-name="ce14" office:value-type="float" office:value="134" calcext:value-type="float" table:number-columns-spanned="1" table:number-rows-spanned="4">
              <text:p>134</text:p>
            </table:table-cell>
            <table:covered-table-cell table:style-name="ce24"/>
            <table:table-cell table:number-columns-repeated="13"/>
            <table:table-cell table:style-name="ce14" office:value-type="float" office:value="48" calcext:value-type="float" table:number-columns-spanned="1" table:number-rows-spanned="4">
              <text:p>48</text:p>
            </table:table-cell>
            <table:covered-table-cell table:style-name="ce53"/>
            <table:table-cell/>
            <table:table-cell table:style-name="ce14" office:value-type="float" office:value="43" calcext:value-type="float" table:number-columns-spanned="1" table:number-rows-spanned="4">
              <text:p>43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covered-table-cell table:number-columns-repeated="2"/>
            <table:table-cell table:number-columns-repeated="7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covered-table-cell table:number-columns-repeated="2"/>
            <table:table-cell table:number-columns-repeated="7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3" calcext:value-type="float" table:number-columns-spanned="1" table:number-rows-spanned="2">
              <text:p>2303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7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 table:style-name="ce20"/>
            <table:table-cell/>
            <table:covered-table-cell/>
            <table:table-cell table:number-columns-repeated="7"/>
            <table:table-cell table:style-name="ce14" office:value-type="float" office:value="135" calcext:value-type="float" table:number-columns-spanned="1" table:number-rows-spanned="4">
              <text:p>135</text:p>
            </table:table-cell>
            <table:covered-table-cell/>
            <table:table-cell table:number-columns-repeated="13"/>
            <table:table-cell table:style-name="ce14" office:value-type="float" office:value="49" calcext:value-type="float" table:number-columns-spanned="1" table:number-rows-spanned="4">
              <text:p>49</text:p>
            </table:table-cell>
            <table:covered-table-cell table:style-name="ce53"/>
            <table:table-cell/>
            <table:table-cell table:style-name="ce14" office:value-type="float" office:value="44" calcext:value-type="float" table:number-columns-spanned="1" table:number-rows-spanned="4">
              <text:p>44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4" calcext:value-type="float" table:number-columns-spanned="1" table:number-rows-spanned="2">
              <text:p>230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14" calcext:value-type="float" table:number-columns-spanned="1" table:number-rows-spanned="2">
              <text:p>2314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 table:style-name="ce20"/>
            <table:table-cell table:number-columns-repeated="9"/>
            <table:table-cell table:style-name="ce14" office:value-type="float" office:value="146" calcext:value-type="float" table:number-columns-spanned="1" table:number-rows-spanned="4">
              <text:p>146</text:p>
            </table:table-cell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15" calcext:value-type="float" table:number-columns-spanned="1" table:number-rows-spanned="2">
              <text:p>231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9"/>
            <table:table-cell>
              <office:annotation office:display="true" draw:style-name="gr4" draw:text-style-name="P3" svg:width="82.18pt" svg:height="21.34pt" svg:x="339.85pt" svg:y="4413.86pt" draw:caption-point-x="-17.29pt" draw:caption-point-y="42.8pt">
                <dc:date>2017-12-21T00:00:00</dc:date>
                <text:p text:style-name="P1"><text:span text:style-name="T1">Jakob stirbt mit 7*21=147 <text:s/>Jahren.</text:span></text:p>
              </office:annotation>
            </table:table-cell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2" office:value-type="string" calcext:value-type="string">
              <text:p>Darren Thompson (The 4<text:span text:style-name="T6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68" calcext:value-type="float" table:number-columns-spanned="1" table:number-rows-spanned="2">
              <text:p>2368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71" calcext:value-type="float" table:number-columns-spanned="1" table:number-rows-spanned="4">
              <text:p>71</text:p>
            </table:table-cell>
            <table:covered-table-cell table:style-name="ce20"/>
            <table:table-cell table:number-columns-repeated="25"/>
            <table:covered-table-cell table:style-name="ce53"/>
            <table:table-cell/>
            <table:table-cell table:style-name="ce14" office:value-type="float" office:value="109" calcext:value-type="float" table:number-columns-spanned="1" table:number-rows-spanned="4">
              <text:p>10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25"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25"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25"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69" calcext:value-type="float" table:number-columns-spanned="1" table:number-rows-spanned="2">
              <text:p>236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0:26</text:p>
            </table:table-cell>
            <table:table-cell table:style-name="ce5"/>
            <table:table-cell table:number-columns-repeated="5"/>
            <table:covered-table-cell table:style-name="ce20"/>
            <table:table-cell table:number-columns-repeated="25"/>
            <table:covered-table-cell table:style-name="ce53"/>
            <table:table-cell/>
            <table:table-cell>
              <office:annotation office:display="true" draw:style-name="gr7" draw:text-style-name="P2" svg:width="82.18pt" svg:height="52.64pt" svg:x="567.89pt" svg:y="4525.09pt" draw:caption-point-x="-77.78pt" draw:caption-point-y="28.43pt">
                <dc:date>2017-12-22T00:00:00</dc:date>
                <text:p text:style-name="P1"><text:span text:style-name="T1">Joseph stirbt 110 jährig. Dies ist 71 Jahre nach Jakobs Ankunft in Aegypten (und Beginn der Wohnzeit der K. I. in A.)</text:span></text:p>
              </office:annotation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5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370" calcext:value-type="float" table:number-columns-spanned="1" table:number-rows-spanned="2">
              <text:p>237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390" calcext:value-type="float" table:number-columns-spanned="1" table:number-rows-spanned="2">
              <text:p>23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4" office:value-type="float" office:value="136" calcext:value-type="float" table:number-columns-spanned="1" table:number-rows-spanned="4">
              <text:p>136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391" calcext:value-type="float" table:number-columns-spanned="1" table:number-rows-spanned="2">
              <text:p>2391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4" office:value-type="string" calcext:value-type="string" table:number-columns-spanned="1" table:number-rows-spanned="2">
              <text:p>1. Mo 50:26</text:p>
            </table:table-cell>
            <table:table-cell table:style-name="ce5"/>
            <table:table-cell table:number-columns-repeated="3"/>
            <table:covered-table-cell table:style-name="ce20"/>
            <table:table-cell table:number-columns-repeated="25"/>
            <table:covered-table-cell table:style-name="ce54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"/>
            <table:covered-table-cell/>
            <table:table-cell table:style-name="ce6"/>
            <table:table-cell table:number-columns-repeated="3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1"/>
            <table:table-cell table:style-name="ce60"/>
            <table:table-cell table:style-name="ce64" office:value-type="float" office:value="2392" calcext:value-type="float" table:number-columns-spanned="1" table:number-rows-spanned="2">
              <text:p>2392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1"/>
            <table:table-cell table:style-name="ce60"/>
            <table:table-cell table:style-name="ce64" office:value-type="float" office:value="2433" calcext:value-type="float" table:number-columns-spanned="1" table:number-rows-spanned="2">
              <office:annotation office:display="true" draw:style-name="gr8" draw:text-style-name="P5" svg:width="82.18pt" svg:height="44.82pt" svg:x="564.63pt" svg:y="4667.16pt" draw:caption-point-x="-17.29pt" draw:caption-point-y="42.8pt">
                <dc:date>2017-12-22T00:00:00</dc:date>
                <text:p text:style-name="P1"><text:span text:style-name="T1">425 Nach Geb. Abrahams soll gem. Liebe, Strenge Chronologie Mose geboren sein. S. 13</text:span></text:p>
              </office:annotation>
              <text:p>2433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1"/>
            <table:table-cell table:style-name="ce60"/>
            <table:table-cell table:style-name="ce64" office:value-type="float" office:value="2644" calcext:value-type="float" table:number-columns-spanned="1" table:number-rows-spanned="2">
              <text:p>264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64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645" calcext:value-type="float" table:number-columns-spanned="1" table:number-rows-spanned="2">
              <text:p>2645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646" calcext:value-type="float" table:number-columns-spanned="1" table:number-rows-spanned="2">
              <text:p>2646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7"/>
            <table:table-cell table:style-name="ce61"/>
            <table:table-cell table:style-name="ce64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647" calcext:value-type="float" table:number-columns-spanned="1" table:number-rows-spanned="2">
              <text:p>2647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3">
            <text:p>Mose-David</text:p>
          </table:table-cell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table-cell table:style-name="ce1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55">
            <text:p>Mose</text:p>
          </table:table-cell>
          <table:table-cell table:number-columns-repeated="7"/>
        </table:table-row>
        <table:table-row table:style-name="ro2">
          <table:covered-table-cell table:style-name="ce1"/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covered-table-cell table:style-name="ce11"/>
          <table:covered-table-cell table:style-name="ce24"/>
          <table:table-cell table:number-columns-repeated="7"/>
        </table:table-row>
        <table:table-row table:style-name="ro2">
          <table:covered-table-cell/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2648" calcext:value-type="float" table:number-columns-spanned="1" table:number-rows-spanned="2">
            <text:p>2648</text:p>
          </table:table-cell>
          <table:table-cell table:style-name="ce64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table-cell table:style-name="ce11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table-cell table:style-name="ce11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687" calcext:value-type="float" table:number-columns-spanned="1" table:number-rows-spanned="2">
              <text:p>26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3" calcext:value-type="float" table:number-columns-spanned="1" table:number-rows-spanned="4">
              <text:p>43</text:p>
            </table:table-cell>
            <table:covered-table-cell/>
            <table:table-cell/>
            <table:table-cell table:style-name="ce11" office:value-type="float" office:value="40" calcext:value-type="float" table:number-columns-spanned="1" table:number-rows-spanned="4">
              <text:p>40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688" calcext:value-type="float" table:number-columns-spanned="1" table:number-rows-spanned="2">
              <text:p>2688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4" calcext:value-type="float" table:number-columns-spanned="1" table:number-rows-spanned="4">
              <text:p>44</text:p>
            </table:table-cell>
            <table:covered-table-cell/>
            <table:table-cell/>
            <table:table-cell table:style-name="ce11" office:value-type="float" office:value="41" calcext:value-type="float" table:number-columns-spanned="1" table:number-rows-spanned="4">
              <text:p>4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style-name="ce11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689" calcext:value-type="float" table:number-columns-spanned="1" table:number-rows-spanned="2">
              <text:p>2689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5" calcext:value-type="float" table:number-columns-spanned="1" table:number-rows-spanned="4">
              <text:p>45</text:p>
            </table:table-cell>
            <table:covered-table-cell/>
            <table:table-cell/>
            <table:table-cell table:style-name="ce11" office:value-type="float" office:value="42" calcext:value-type="float" table:number-columns-spanned="1" table:number-rows-spanned="4">
              <text:p>42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39" office:value-type="string" calcext:value-type="string" table:number-columns-spanned="1" table:number-rows-spanned="56">
              <text:p>Kaleb (Todesjahr unbekannt)</text:p>
            </table:table-cell>
            <table:table-cell/>
            <table:covered-table-cell table:number-columns-repeated="2"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covered-table-cell table:number-columns-repeated="2"/>
            <table:table-cell/>
            <table:covered-table-cell table:number-columns-repeated="2"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covered-table-cell table:number-columns-repeated="2"/>
            <table:table-cell/>
            <table:covered-table-cell table:number-columns-repeated="2"/>
            <table:table-cell/>
            <table:covered-table-cell table:style-name="ce11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690" calcext:value-type="float" table:number-columns-spanned="1" table:number-rows-spanned="2">
              <text:p>26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708" calcext:value-type="float" table:number-columns-spanned="1" table:number-rows-spanned="2">
              <text:p>270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/>
            <table:table-cell table:style-name="ce11" office:value-type="float" office:value="64" calcext:value-type="float" table:number-columns-spanned="1" table:number-rows-spanned="4">
              <text:p>64</text:p>
            </table:table-cell>
            <table:covered-table-cell/>
            <table:table-cell/>
            <table:table-cell table:style-name="ce11" office:value-type="float" office:value="61" calcext:value-type="float" table:number-columns-spanned="1" table:number-rows-spanned="4">
              <text:p>6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55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style-name="ce11"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09" calcext:value-type="float" table:number-columns-spanned="1" table:number-rows-spanned="2">
              <text:p>270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table:number-columns-spanned="1" table:number-rows-spann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27" calcext:value-type="float" table:number-columns-spanned="1" table:number-rows-spanned="2">
              <text:p>272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429" calcext:value-type="float" table:number-columns-spanned="1" table:number-rows-spanned="4">
              <text:p>429</text:p>
            </table:table-cell>
            <table:covered-table-cell table:style-name="ce20"/>
            <table:table-cell table:number-columns-repeated="18"/>
            <table:table-cell table:style-name="ce11" office:value-type="float" office:value="19" calcext:value-type="float" table:number-columns-spanned="1" table:number-rows-spanned="4">
              <text:p>19</text:p>
            </table:table-cell>
            <table:covered-table-cell/>
            <table:table-cell/>
            <table:table-cell table:style-name="ce11" office:value-type="float" office:value="38" calcext:value-type="float" table:number-columns-spanned="1" table:number-rows-spanned="4">
              <text:p>38</text:p>
            </table:table-cell>
            <table:covered-table-cell/>
            <table:table-cell/>
            <table:table-cell table:style-name="ce11" office:value-type="float" office:value="83" calcext:value-type="float" table:number-columns-spanned="1" table:number-rows-spanned="4">
              <text:p>83</text:p>
            </table:table-cell>
            <table:covered-table-cell/>
            <table:table-cell/>
            <table:table-cell table:style-name="ce11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4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28" calcext:value-type="float" table:number-columns-spanned="1" table:number-rows-spanned="2">
              <text:p>2728</text:p>
            </table:table-cell>
            <table:table-cell table:style-name="ce6"/>
            <table:covered-table-cell/>
            <table:table-cell table:style-name="ce2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20" calcext:value-type="float" table:number-columns-spanned="1" table:number-rows-spanned="4">
              <text:p>20</text:p>
            </table:table-cell>
            <table:covered-table-cell/>
            <table:table-cell/>
            <table:table-cell table:style-name="ce11" office:value-type="float" office:value="39" calcext:value-type="float" table:number-columns-spanned="1" table:number-rows-spanned="4">
              <text:p>39</text:p>
            </table:table-cell>
            <table:covered-table-cell/>
            <table:table-cell/>
            <table:table-cell table:style-name="ce11" office:value-type="float" office:value="84" calcext:value-type="float" table:number-columns-spanned="1" table:number-rows-spanned="4">
              <text:p>84</text:p>
            </table:table-cell>
            <table:covered-table-cell/>
            <table:table-cell/>
            <table:table-cell table:style-name="ce11" office:value-type="float" office:value="81" calcext:value-type="float" table:number-columns-spanned="1" table:number-rows-spanned="4">
              <text:p>8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2"/>
            <table:table-cell table:style-name="ce2" office:value-type="string" calcext:value-type="string">
              <text:p>Gem. Henry Browne (Ordo saeclarum): -1586</text:p>
            </table:table-cell>
          </table:table-row>
          <table:table-row table:style-name="ro2">
            <table:table-cell table:number-columns-repeated="19"/>
            <table:table-cell table:style-name="ce23" office:value-type="string" calcext:value-type="string" table:number-columns-spanned="1" table:number-rows-spanned="327">
              <text:p>479 Jahre bis zum Tempelbau (im 480. Jahr) – 1. Kö 6:1</text:p>
            </table:table-cell>
            <table:table-cell table:number-columns-repeated="4"/>
            <table:table-cell table:style-name="ce11" office:value-type="float" office:value="1" calcext:value-type="float" table:number-columns-spanned="1" table:number-rows-spanned="5">
              <text:p>1</text:p>
            </table:table-cell>
            <table:table-cell table:style-name="ce24" office:value-type="string" calcext:value-type="string" table:number-columns-spanned="1" table:number-rows-spanned="23">
              <text:p>40 Jahre Exodus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29" calcext:value-type="float" table:number-columns-spanned="1" table:number-rows-spanned="2">
              <text:p>272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table-cell table:style-name="ce11" office:value-type="float" office:value="21" calcext:value-type="float" table:number-columns-spanned="1" table:number-rows-spanned="4">
              <text:p>21</text:p>
            </table:table-cell>
            <table:covered-table-cell/>
            <table:table-cell/>
            <table:table-cell table:style-name="ce11" office:value-type="float" office:value="40" calcext:value-type="float" table:number-columns-spanned="1" table:number-rows-spanned="4">
              <office:annotation office:display="true" draw:style-name="gr6" draw:text-style-name="P2" svg:width="82.18pt" svg:height="36.99pt" svg:x="276.04pt" svg:y="5055.62pt" draw:caption-point-x="157.92pt" draw:caption-point-y="101.34pt">
                <dc:date>2017-12-22T00:00:00</dc:date>
                <text:p text:style-name="P1"><text:span text:style-name="T1">Kaleb ist 40 jährig, als die Kundschafter von Kades aus das Land kundschaften. Jos 14:7</text:span></text:p>
              </office:annotation>
              <text:p>40</text:p>
            </table:table-cell>
            <table:covered-table-cell/>
            <table:table-cell/>
            <table:table-cell table:style-name="ce11" office:value-type="float" office:value="85" calcext:value-type="float" table:number-columns-spanned="1" table:number-rows-spanned="4">
              <text:p>85</text:p>
            </table:table-cell>
            <table:covered-table-cell/>
            <table:table-cell/>
            <table:table-cell table:style-name="ce11" office:value-type="float" office:value="82" calcext:value-type="float" table:number-columns-spanned="1" table:number-rows-spanned="4">
              <text:p>82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/>
            <table:table-cell table:style-name="ce2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4"/>
            <table:table-cell table:style-name="ce11" office:value-type="float" office:value="2" calcext:value-type="float" table:number-columns-spanned="1" table:number-rows-spanned="2">
              <text:p>2</text:p>
            </table:table-cell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30" calcext:value-type="float" table:number-columns-spanned="1" table:number-rows-spanned="2">
              <text:p>2730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4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767" calcext:value-type="float" table:number-columns-spanned="1" table:number-rows-spanned="2">
              <text:p>2767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18"/>
            <table:table-cell table:style-name="ce11" office:value-type="float" office:value="40" calcext:value-type="float" table:number-columns-spanned="1" table:number-rows-spanned="7">
              <text:p>40</text:p>
            </table:table-cell>
            <table:covered-table-cell/>
            <table:table-cell table:number-columns-repeated="4"/>
            <table:table-cell table:style-name="ce11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table-cell table:style-name="ce11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table-cell>
              <office:annotation office:display="true" draw:style-name="gr6" draw:text-style-name="P2" svg:width="82.18pt" svg:height="36.99pt" svg:x="227.11pt" svg:y="5207.84pt" draw:caption-point-x="123.19pt" draw:caption-point-y="60.89pt">
                <dc:date>2017-12-22T00:00:00</dc:date>
                <text:p text:style-name="P1"><text:span text:style-name="T1">Im 39. Jahr des Exodus nimmt Israel Hesbon ein, 300 Jahre Wohnzeit in Hesbon beginnen.</text:span></text:p>
              </office:annotation>
            </table:table-cell>
            <table:table-cell table:style-name="ce24" office:value-type="string" calcext:value-type="string" table:number-columns-spanned="1" table:number-rows-spanned="127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2768" calcext:value-type="float" table:number-columns-spanned="1" table:number-rows-spanned="2">
              <text:p>276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11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5"/>
            <table:covered-table-cell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2769" calcext:value-type="float" table:number-columns-spanned="1" table:number-rows-spanned="2">
              <text:p>2769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2774" calcext:value-type="float" table:number-columns-spanned="1" table:number-rows-spanned="2">
              <text:p>277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47" calcext:value-type="float" table:number-columns-spanned="1" table:number-rows-spanned="4">
              <text:p>47</text:p>
            </table:table-cell>
            <table:covered-table-cell/>
            <table:table-cell table:number-columns-repeated="2"/>
            <table:covered-table-cell/>
            <table:table-cell table:number-columns-repeated="4"/>
            <table:table-cell table:style-name="ce11" office:value-type="float" office:value="66" calcext:value-type="float" table:number-columns-spanned="1" table:number-rows-spanned="4">
              <text:p>66</text:p>
            </table:table-cell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0"/>
            <table:table-cell table:style-name="ce61"/>
            <table:table-cell table:style-name="ce60"/>
            <table:table-cell table:style-name="ce64" office:value-type="float" office:value="2775" calcext:value-type="float" table:number-columns-spanned="1" table:number-rows-spanned="2">
              <text:p>2775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818" calcext:value-type="float" table:number-columns-spanned="1" table:number-rows-spanned="2">
              <text:p>281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/>
            <table:table-cell table:style-name="ce14" office:value-type="float" office:value="51" calcext:value-type="float" table:number-columns-spanned="1" table:number-rows-spanned="4">
              <text:p>51</text:p>
            </table:table-cell>
            <table:covered-table-cell/>
            <table:table-cell table:number-columns-repeated="4"/>
            <table:table-cell table:style-name="ce11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16"/>
            <table:table-cell table:style-name="ce61"/>
            <table:table-cell table:style-name="ce60"/>
            <table:table-cell table:style-name="ce64" office:value-type="float" office:value="2819" calcext:value-type="float" table:number-columns-spanned="1" table:number-rows-spanned="2">
              <text:p>281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6"/>
            <table:table-cell table:style-name="ce29" office:value-type="string" calcext:value-type="string" table:number-columns-spanned="1" table:number-rows-spanned="12">
              <text:p>Knechtschaft durch Kuschan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820" calcext:value-type="float" table:number-columns-spanned="1" table:number-rows-spanned="2">
              <text:p>282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826" calcext:value-type="float" table:number-columns-spanned="1" table:number-rows-spanned="2">
              <text:p>2826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Ri 3:11</text:p>
            </table:table-cell>
            <table:table-cell table:style-name="ce5"/>
            <table:table-cell table:number-columns-repeated="13"/>
            <table:covered-table-cell/>
            <table:table-cell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3"/>
            <table:table-cell table:style-name="ce12" office:value-type="string" calcext:value-type="string" table:number-columns-spanned="1" table:number-rows-spanned="7">
              <text:p>Land hat 40 Jahre Ruhe</text:p>
            </table:table-cell>
            <table:table-cell table:number-columns-repeated="11"/>
            <table:covered-table-cell table:number-columns-repeated="2"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1"/>
            <table:covered-table-cell table:number-columns-repeated="2"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1"/>
            <table:covered-table-cell table:number-columns-repeated="2"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827" calcext:value-type="float" table:number-columns-spanned="1" table:number-rows-spanned="2">
              <text:p>282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858" calcext:value-type="float" table:number-columns-spanned="1" table:number-rows-spanned="2">
              <text:p>28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132" calcext:value-type="float" table:number-columns-spanned="1" table:number-rows-spanned="4">
              <text:p>132</text:p>
            </table:table-cell>
            <table:covered-table-cell/>
            <table:table-cell/>
            <table:table-cell table:style-name="ce14" office:value-type="float" office:value="91" calcext:value-type="float" table:number-columns-spanned="1" table:number-rows-spanned="4">
              <text:p>91</text:p>
            </table:table-cell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12" office:value-type="string" calcext:value-type="string" table:number-columns-spanned="1" table:number-rows-spanned="16">
              <text:p>80 Jahre Ruhe(?) - Moab/Ehud</text:p>
            </table:table-cell>
            <table:table-cell table:number-columns-repeated="9"/>
            <table:covered-table-cell table:number-columns-repeated="2"/>
            <table:table-cell/>
            <table:covered-table-cell table:number-columns-repeated="2"/>
            <table:table-cell table:number-columns-repeated="17"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/>
            <table:covered-table-cell table:number-columns-repeated="2"/>
            <table:table-cell table:number-columns-repeated="16"/>
            <table:table-cell table:style-name="ce61"/>
            <table:table-cell table:style-name="ce60"/>
            <table:table-cell table:style-name="ce64" office:value-type="float" office:value="2859" calcext:value-type="float" table:number-columns-spanned="1" table:number-rows-spanned="2">
              <text:p>285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4"/>
            <table:table-cell table:style-name="ce23" office:value-type="string" calcext:value-type="string" table:number-columns-spanned="1" table:number-rows-spanned="4">
              <text:p>Eglon (K)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876" calcext:value-type="float" table:number-columns-spanned="1" table:number-rows-spanned="2">
              <text:p>287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4"/>
            <table:table-cell table:style-name="ce14" office:value-type="float" office:value="149" calcext:value-type="float" table:number-columns-spanned="1" table:number-rows-spanned="4">
              <text:p>149</text:p>
            </table:table-cell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877" calcext:value-type="float" table:number-columns-spanned="1" table:number-rows-spanned="2">
              <text:p>287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938" calcext:value-type="float" table:number-columns-spanned="1" table:number-rows-spanned="2">
              <text:p>293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939" calcext:value-type="float" table:number-columns-spanned="1" table:number-rows-spanned="2">
              <text:p>293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958" calcext:value-type="float" table:number-columns-spanned="1" table:number-rows-spanned="2">
              <text:p>29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959" calcext:value-type="float" table:number-columns-spanned="1" table:number-rows-spanned="2">
              <text:p>295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978" calcext:value-type="float" table:number-columns-spanned="1" table:number-rows-spanned="2">
              <text:p>297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251" calcext:value-type="float" table:number-columns-spanned="1" table:number-rows-spanned="4">
              <text:p>251</text:p>
            </table:table-cell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8">
              <text:p>Midianiter</text:p>
            </table:table-cell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5"/>
            <table:table-cell table:style-name="ce2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979" calcext:value-type="float" table:number-columns-spanned="1" table:number-rows-spanned="2">
              <text:p>297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985" calcext:value-type="float" table:number-columns-spanned="1" table:number-rows-spanned="2">
              <text:p>298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4"/>
            <table:table-cell table:style-name="ce14" office:value-type="float" office:value="258" calcext:value-type="float" table:number-columns-spanned="1" table:number-rows-spanned="4">
              <text:p>258</text:p>
            </table:table-cell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table-cell table:style-name="ce23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986" calcext:value-type="float" table:number-columns-spanned="1" table:number-rows-spanned="2">
              <text:p>298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18" calcext:value-type="float" table:number-columns-spanned="1" table:number-rows-spanned="2">
              <text:p>301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291" calcext:value-type="float" table:number-columns-spanned="1" table:number-rows-spanned="4">
              <text:p>291</text:p>
            </table:table-cell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019" calcext:value-type="float" table:number-columns-spanned="1" table:number-rows-spanned="2">
              <text:p>301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24" office:value-type="string" calcext:value-type="string" table:number-columns-spanned="1" table:number-rows-spanned="70">
              <text:p>Eli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21" calcext:value-type="float" table:number-columns-spanned="1" table:number-rows-spanned="2">
              <text:p>302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table-cell table:style-name="ce23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22" calcext:value-type="float" table:number-columns-spanned="1" table:number-rows-spanned="2">
              <text:p>302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44" calcext:value-type="float" table:number-columns-spanned="1" table:number-rows-spanned="2">
              <text:p>304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17" calcext:value-type="float" table:number-columns-spanned="1" table:number-rows-spanned="4">
              <text:p>317</text:p>
            </table:table-cell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45" calcext:value-type="float" table:number-columns-spanned="1" table:number-rows-spanned="2">
              <text:p>304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50" calcext:value-type="float" table:number-columns-spanned="1" table:number-rows-spanned="2">
              <text:p>305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7">
              <text:p>Ammoniter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66" calcext:value-type="float" table:number-columns-spanned="1" table:number-rows-spanned="2">
              <text:p>306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4"/>
            <table:table-cell table:style-name="ce14" office:value-type="float" office:value="339" calcext:value-type="float" table:number-columns-spanned="1" table:number-rows-spanned="4">
              <text:p>339</text:p>
            </table:table-cell>
            <table:covered-table-cell/>
            <table:table-cell/>
            <table:table-cell table:style-name="ce14" office:value-type="float" office:value="299" calcext:value-type="float" table:number-columns-spanned="1" table:number-rows-spanned="4">
              <text:p>299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8"/>
            <table:table-cell table:style-name="ce23" office:value-type="string" calcext:value-type="string" table:number-columns-spanned="1" table:number-rows-spanned="24">
              <text:p>Jephtah, richtet 6 Jahre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67" calcext:value-type="float" table:number-columns-spanned="1" table:number-rows-spanned="2">
              <text:p>306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40" calcext:value-type="float" table:number-columns-spanned="1" table:number-rows-spanned="4">
              <text:p>340</text:p>
            </table:table-cell>
            <table:covered-table-cell/>
            <table:table-cell/>
            <table:table-cell>
              <office:annotation office:display="true" draw:style-name="gr2" draw:text-style-name="P2" svg:width="82.18pt" svg:height="21.34pt" svg:x="340.24pt" svg:y="6105pt" draw:caption-point-x="10.06pt" draw:caption-point-y="94.96pt">
                <dc:date>2017-12-22T00:00:00</dc:date>
                <text:p text:style-name="P1"><text:span text:style-name="T1">300. Jahr der Wohnzeit in Hesbon.</text:span></text:p>
              </office:annotation>
            </table:table-cell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table-cell>
              <office:annotation office:display="true" draw:style-name="gr2" draw:text-style-name="P2" svg:width="82.18pt" svg:height="21.34pt" svg:x="353.37pt" svg:y="6252.97pt" draw:caption-point-x="80.59pt" draw:caption-point-y="-38.1pt">
                <dc:date>2017-12-22T00:00:00</dc:date>
                <text:p text:style-name="P1"><text:span text:style-name="T1">1. Jahr des Richtens von Jepthah</text:span></text:p>
              </office:annotation>
            </table:table-cell>
            <table:covered-table-cell/>
            <table:table-cell>
              <office:annotation office:display="true" draw:style-name="gr9" draw:text-style-name="P6" svg:width="82.18pt" svg:height="44.82pt" svg:x="557.09pt" svg:y="6219.44pt" draw:caption-point-x="-105.14pt" draw:caption-point-y="-4.56pt">
                <dc:date>2017-12-23T00:00:00</dc:date>
                <text:p text:style-name="P1"><text:span text:style-name="T2">Warum beginnt Jephtahs Regierungszeit mit dem 1. Jahr (im Gegensatz zu Ibzans?)</text:span></text:p>
              </office:annotation>
            </table:table-cell>
            <table:table-cell table:number-columns-repeated="4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68" calcext:value-type="float" table:number-columns-spanned="1" table:number-rows-spanned="2">
              <text:p>3068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1" calcext:value-type="float" table:number-columns-spanned="1" table:number-rows-spanned="4">
              <text:p>341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69" calcext:value-type="float" table:number-columns-spanned="1" table:number-rows-spanned="2">
              <text:p>3069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2" calcext:value-type="float" table:number-columns-spanned="1" table:number-rows-spanned="4">
              <text:p>342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0" calcext:value-type="float" table:number-columns-spanned="1" table:number-rows-spanned="2">
              <text:p>307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3" calcext:value-type="float" table:number-columns-spanned="1" table:number-rows-spanned="4">
              <text:p>343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1" calcext:value-type="float" table:number-columns-spanned="1" table:number-rows-spanned="2">
              <text:p>3071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4" calcext:value-type="float" table:number-columns-spanned="1" table:number-rows-spanned="4">
              <text:p>344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2" calcext:value-type="float" table:number-columns-spanned="1" table:number-rows-spanned="2">
              <text:p>307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45" calcext:value-type="float" table:number-columns-spanned="1" table:number-rows-spanned="4">
              <text:p>345</text:p>
            </table:table-cell>
            <table:covered-table-cell/>
            <table:table-cell table:number-columns-repeated="10"/>
            <table:table-cell>
              <office:annotation office:display="true" draw:style-name="gr2" draw:text-style-name="P2" svg:width="82.18pt" svg:height="21.34pt" svg:x="171.81pt" svg:y="6347.17pt" draw:caption-point-x="262.15pt" draw:caption-point-y="1.81pt">
                <dc:date>2017-12-22T00:00:00</dc:date>
                <text:p text:style-name="P1"><text:span text:style-name="T1">Jephta richtete 6 Jahre Ri 12:7</text:span></text:p>
              </office:annotation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table-cell>
              <office:annotation office:display="true" draw:style-name="gr2" draw:text-style-name="P4" svg:width="75.8pt" svg:height="21.34pt" svg:x="345.77pt" svg:y="6375.86pt" draw:caption-point-x="116.28pt" draw:caption-point-y="-19.45pt">
                <dc:date>2017-12-22T00:00:00</dc:date>
                <text:p text:style-name="P1"><text:span text:style-name="T1">Ibzan richtet nach Jephta Ri 12:8</text:span></text:p>
              </office:annotation>
            </table:table-cell>
            <table:table-cell table:style-name="ce23" office:value-type="string" calcext:value-type="string" table:number-columns-spanned="1" table:number-rows-spanned="28">
              <text:p>Ibzan, richtet 7 Jahre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3" calcext:value-type="float" table:number-columns-spanned="1" table:number-rows-spanned="2">
              <text:p>307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46" calcext:value-type="float" table:number-columns-spanned="1" table:number-rows-spanned="4">
              <text:p>346</text:p>
            </table:table-cell>
            <table:covered-table-cell/>
            <table:table-cell table:number-columns-repeated="13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4" calcext:value-type="float" table:number-columns-spanned="1" table:number-rows-spanned="2">
              <text:p>3074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7" calcext:value-type="float" table:number-columns-spanned="1" table:number-rows-spanned="4">
              <text:p>347</text:p>
            </table:table-cell>
            <table:covered-table-cell/>
            <table:table-cell table:number-columns-repeated="13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5" calcext:value-type="float" table:number-columns-spanned="1" table:number-rows-spanned="2">
              <text:p>3075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8" calcext:value-type="float" table:number-columns-spanned="1" table:number-rows-spanned="4">
              <text:p>348</text:p>
            </table:table-cell>
            <table:covered-table-cell/>
            <table:table-cell table:number-columns-repeated="13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6" calcext:value-type="float" table:number-columns-spanned="1" table:number-rows-spanned="2">
              <text:p>307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9" calcext:value-type="float" table:number-columns-spanned="1" table:number-rows-spanned="4">
              <text:p>349</text:p>
            </table:table-cell>
            <table:covered-table-cell/>
            <table:table-cell table:number-columns-repeated="13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7" calcext:value-type="float" table:number-columns-spanned="1" table:number-rows-spanned="2">
              <text:p>3077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50" calcext:value-type="float" table:number-columns-spanned="1" table:number-rows-spanned="4">
              <text:p>350</text:p>
            </table:table-cell>
            <table:covered-table-cell/>
            <table:table-cell table:number-columns-repeated="13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8" calcext:value-type="float" table:number-columns-spanned="1" table:number-rows-spanned="2">
              <text:p>307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51" calcext:value-type="float" table:number-columns-spanned="1" table:number-rows-spanned="4">
              <text:p>351</text:p>
            </table:table-cell>
            <table:covered-table-cell/>
            <table:table-cell table:number-columns-repeated="13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table-cell table:style-name="ce23" office:value-type="string" calcext:value-type="string" table:number-columns-spanned="1" table:number-rows-spanned="47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9" calcext:value-type="float" table:number-columns-spanned="1" table:number-rows-spanned="2">
              <text:p>307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52" calcext:value-type="float" table:number-columns-spanned="1" table:number-rows-spanned="4">
              <text:p>352</text:p>
            </table:table-cell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table-cell>
              <office:annotation office:display="true" draw:style-name="gr2" draw:text-style-name="P4" svg:width="75.8pt" svg:height="21.34pt" svg:x="329.78pt" svg:y="6530.17pt" draw:caption-point-x="104.17pt" draw:caption-point-y="34.84pt">
                <dc:date>2017-12-23T00:00:00</dc:date>
                <text:p text:style-name="P1"><text:span text:style-name="T1">Elon richtet nach Ibzan Ri 12:11</text:span></text:p>
              </office:annotation>
            </table:table-cell>
            <table:table-cell table:style-name="ce23" office:value-type="string" calcext:value-type="string" table:number-columns-spanned="1" table:number-rows-spanned="15">
              <text:p>Elon, 10 Jahre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80" calcext:value-type="float" table:number-columns-spanned="1" table:number-rows-spanned="2">
              <text:p>308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53" calcext:value-type="float" table:number-columns-spanned="1" table:number-rows-spanned="4">
              <text:p>353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81" calcext:value-type="float" table:number-columns-spanned="1" table:number-rows-spanned="2">
              <text:p>3081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88" calcext:value-type="float" table:number-columns-spanned="1" table:number-rows-spanned="2">
              <text:p>3088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61" calcext:value-type="float" table:number-columns-spanned="1" table:number-rows-spanned="4">
              <text:p>361</text:p>
            </table:table-cell>
            <table:covered-table-cell/>
            <table:table-cell table:number-columns-repeated="10"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89" calcext:value-type="float" table:number-columns-spanned="1" table:number-rows-spanned="2">
              <text:p>308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62" calcext:value-type="float" table:number-columns-spanned="1" table:number-rows-spanned="4">
              <text:p>362</text:p>
            </table:table-cell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table-cell>
              <office:annotation office:display="true" draw:style-name="gr2" draw:text-style-name="P4" svg:width="75.8pt" svg:height="21.34pt" svg:x="345.77pt" svg:y="6696.23pt" draw:caption-point-x="116.28pt" draw:caption-point-y="-19.45pt">
                <dc:date>2017-12-23T00:00:00</dc:date>
                <text:p text:style-name="P1"><text:span text:style-name="T1">Abdon richtet nach Elon Ri 12:13</text:span></text:p>
              </office:annotation>
            </table:table-cell>
            <table:table-cell table:style-name="ce23" office:value-type="string" calcext:value-type="string" table:number-columns-spanned="1" table:number-rows-spanned="15">
              <text:p>Abdon, 8 Jahre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0" calcext:value-type="float" table:number-columns-spanned="1" table:number-rows-spanned="2">
              <text:p>309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63" calcext:value-type="float" table:number-columns-spanned="1" table:number-rows-spanned="4">
              <text:p>363</text:p>
            </table:table-cell>
            <table:covered-table-cell/>
            <table:table-cell table:number-columns-repeated="13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1" calcext:value-type="float" table:number-columns-spanned="1" table:number-rows-spanned="2">
              <text:p>3091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4"/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7" calcext:value-type="float" table:number-columns-spanned="1" table:number-rows-spanned="2">
              <text:p>309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70" calcext:value-type="float" table:number-columns-spanned="1" table:number-rows-spanned="4">
              <text:p>370</text:p>
            </table:table-cell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7"/>
            <table:table-cell>
              <office:annotation office:display="true" draw:style-name="gr1" draw:text-style-name="P4" svg:width="75.8pt" svg:height="29.17pt" svg:x="341.52pt" svg:y="6743.06pt" draw:caption-point-x="63.64pt" draw:caption-point-y="45.47pt">
                <dc:date>2017-12-23T00:00:00</dc:date>
                <text:p text:style-name="P1"><text:span text:style-name="T1">Israel nach Abdon in die Hand der Philister gebeben Ri 13:1</text:span></text:p>
              </office:annotation>
            </table:table-cell>
            <table:table-cell table:style-name="ce23" office:value-type="string" calcext:value-type="string" table:number-columns-spanned="1" table:number-rows-spanned="28">
              <text:p>Philister, 40 Jahre</text:p>
            </table:table-cell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8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8"/>
            <table:covered-table-cell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8" calcext:value-type="float" table:number-columns-spanned="1" table:number-rows-spanned="2">
              <text:p>309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71" calcext:value-type="float" table:number-columns-spanned="1" table:number-rows-spanned="4">
              <text:p>371</text:p>
            </table:table-cell>
            <table:covered-table-cell/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7"/>
            <table:covered-table-cell table:number-columns-repeated="2"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7"/>
            <table:covered-table-cell table:number-columns-repeated="2"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7"/>
            <table:covered-table-cell table:number-columns-repeated="2"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9" calcext:value-type="float" table:number-columns-spanned="1" table:number-rows-spanned="2">
              <text:p>3099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8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8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8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8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8"/>
            <table:covered-table-cell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117" calcext:value-type="float" table:number-columns-spanned="1" table:number-rows-spanned="2">
              <text:p>311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90" calcext:value-type="float" table:number-columns-spanned="1" table:number-rows-spanned="4">
              <text:p>390</text:p>
            </table:table-cell>
            <table:covered-table-cell/>
            <table:table-cell table:number-columns-repeated="7"/>
            <table:table-cell table:style-name="ce14" office:value-type="float" office:value="20" calcext:value-type="float" table:number-columns-spanned="1" table:number-rows-spanned="4">
              <text:p>20</text:p>
            </table:table-cell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11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11"/>
            <table:covered-table-cell table:number-columns-repeated="2"/>
            <table:table-cell table:number-columns-repeated="7"/>
            <table:covered-table-cell table:number-columns-repeated="2"/>
            <table:table-cell table:number-columns-repeated="5"/>
            <table:table-cell table:style-name="ce23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11"/>
            <table:covered-table-cell table:number-columns-repeated="2"/>
            <table:table-cell table:number-columns-repeated="7"/>
            <table:covered-table-cell table:number-columns-repeated="2"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11"/>
            <table:covered-table-cell table:number-columns-repeated="2"/>
            <table:table-cell table:number-columns-repeated="7"/>
            <table:covered-table-cell table:number-columns-repeated="2"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118" calcext:value-type="float" table:number-columns-spanned="1" table:number-rows-spanned="2">
              <text:p>311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1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12" office:value-type="string" calcext:value-type="string" table:number-columns-spanned="1" table:number-rows-spanned="11">
              <text:p>Lade 30 Jahre in Kirjath-Jearim</text:p>
            </table:table-cell>
            <table:table-cell table:number-columns-repeated="10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124" calcext:value-type="float" table:number-columns-spanned="1" table:number-rows-spanned="2">
              <text:p>312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table-cell table:style-name="ce23" office:value-type="string" calcext:value-type="string" table:number-columns-spanned="1" table:number-rows-spanned="37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137" calcext:value-type="float" table:number-columns-spanned="1" table:number-rows-spanned="2">
              <text:p>313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9"/>
            <table:table-cell table:style-name="ce14" office:value-type="float" office:value="410" calcext:value-type="float" table:number-columns-spanned="1" table:number-rows-spanned="4">
              <text:p>410</text:p>
            </table:table-cell>
            <table:covered-table-cell/>
            <table:table-cell table:number-columns-repeated="7"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3138" calcext:value-type="float" table:number-columns-spanned="1" table:number-rows-spanned="2">
              <text:p>313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>
              <office:annotation office:display="true" draw:style-name="gr9" draw:text-style-name="P6" svg:width="82.18pt" svg:height="44.82pt" svg:x="229.41pt" svg:y="7016.57pt" draw:caption-point-x="193.75pt" draw:caption-point-y="-26.9pt">
                <dc:date>2017-12-23T00:00:00</dc:date>
                <text:p text:style-name="P1"><text:span text:style-name="T2">Warum endet die Zeit der Philister im 41. Jahr (3138) und nicht im Jahr 3137?</text:span></text:p>
              </office:annotation>
            </table:table-cell>
            <table:table-cell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style-name="ce2" office:value-type="string" calcext:value-type="string">
              <text:p>3138: Eben-Eser (1. Sam 7:12)</text:p>
            </table:table-cell>
            <table:table-cell table:number-columns-repeated="18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3141" calcext:value-type="float" table:number-columns-spanned="1" table:number-rows-spanned="2">
              <text:p>314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414" calcext:value-type="float" table:number-columns-spanned="1" table:number-rows-spanned="4">
              <text:p>414</text:p>
            </table:table-cell>
            <table:covered-table-cell/>
            <table:table-cell table:number-columns-repeated="11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4"/>
          <table:table-cell table:style-name="ce3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26">
            <text:p>David</text:p>
          </table:table-cell>
          <table:table-cell table:number-columns-repeated="7"/>
        </table:table-row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4"/>
          <table:covered-table-cell/>
          <table:covered-table-cell table:style-name="ce24"/>
          <table:table-cell table:number-columns-repeated="7"/>
        </table:table-row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4"/>
          <table:covered-table-cell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142" calcext:value-type="float" table:number-columns-spanned="1" table:number-rows-spanned="2">
            <text:p>3142</text:p>
          </table:table-cell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2" calcext:value-type="float" table:number-columns-spanned="1" table:number-rows-spanned="2">
            <text:p>31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4" calcext:value-type="float" table:number-columns-spanned="1" table:number-rows-spanned="2">
            <text:p>31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8" calcext:value-type="float" table:number-columns-spanned="1" table:number-rows-spanned="2">
            <text:p>315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8"/>
          <table:table-cell table:style-name="ce14" office:value-type="float" office:value="427" calcext:value-type="float" table:number-columns-spanned="1" table:number-rows-spanned="4">
            <text:p>427</text:p>
          </table:table-cell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9" calcext:value-type="float" table:number-columns-spanned="1" table:number-rows-spanned="2">
            <text:p>31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62" calcext:value-type="float" table:number-columns-spanned="1" table:number-rows-spanned="2">
            <text:p>31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Sam 25:1</text:p>
          </table:table-cell>
          <table:table-cell table:style-name="ce5"/>
          <table:table-cell table:number-columns-repeated="16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5"/>
          <table:table-cell table:style-name="ce21" office:value-type="string" calcext:value-type="string" table:number-columns-spanned="1" table:number-rows-spanned="33">
            <text:p>Samuel stirbt</text:p>
          </table:table-cell>
          <table:table-cell table:number-columns-repeated="10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4"/>
          <table:table-cell table:style-name="ce61"/>
          <table:table-cell table:style-name="ce64" office:value-type="float" office:value="-1070" calcext:value-type="float" table:number-columns-spanned="1" table:number-rows-spanned="2">
            <text:p>-1070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64" calcext:value-type="float" table:number-columns-spanned="1" table:number-rows-spanned="2">
            <text:p>316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37" calcext:value-type="float" table:number-columns-spanned="1" table:number-rows-spanned="4">
            <text:p>437</text:p>
          </table:table-cell>
          <table:covered-table-cell/>
          <table:table-cell table:number-columns-repeated="11"/>
          <table:covered-table-cell/>
          <table:table-cell table:number-columns-repeated="4"/>
          <table:table-cell table:style-name="ce14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/>
          <table:table-cell table:style-name="ce59" office:value-type="string" calcext:value-type="string" table:number-columns-spanned="1" table:number-rows-spanned="12">
            <text:p>Hebron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165" calcext:value-type="float" table:number-columns-spanned="1" table:number-rows-spanned="2">
            <text:p>3165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/>
          <table:table-cell table:style-name="ce61"/>
          <table:table-cell table:style-name="ce60"/>
          <table:table-cell table:style-name="ce64" office:value-type="float" office:value="3170" calcext:value-type="float" table:number-columns-spanned="1" table:number-rows-spanned="2">
            <text:p>3170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43" calcext:value-type="float" table:number-columns-spanned="1" table:number-rows-spanned="4">
            <text:p>443</text:p>
          </table:table-cell>
          <table:covered-table-cell/>
          <table:table-cell table:number-columns-repeated="16"/>
          <table:table-cell table:style-name="ce14" office:value-type="float" office:value="29" calcext:value-type="float" table:number-columns-spanned="1" table:number-rows-spanned="4">
            <text:p>29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8" table:number-columns-repeated="2"/>
          <table:table-cell/>
          <table:covered-table-cell table:number-columns-repeated="2"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8" table:number-columns-repeated="2"/>
          <table:table-cell/>
          <table:covered-table-cell table:number-columns-repeated="2"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/>
          <table:table-cell table:style-name="ce61"/>
          <table:table-cell table:style-name="ce64" office:value-type="float" office:value="-1063" calcext:value-type="float" table:number-columns-spanned="1" table:number-rows-spanned="2">
            <text:p>-1063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171" calcext:value-type="float" table:number-columns-spanned="1" table:number-rows-spanned="2">
            <text:p>317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44" calcext:value-type="float" table:number-columns-spanned="1" table:number-rows-spanned="4">
            <text:p>444</text:p>
          </table:table-cell>
          <table:covered-table-cell/>
          <table:table-cell table:number-columns-repeated="16"/>
          <table:table-cell table:style-name="ce57" office:value-type="string" calcext:value-type="string" table:number-columns-spanned="1" table:number-rows-spanned="4">
            <text:p>0,30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/>
          <table:table-cell table:style-name="ce59" office:value-type="string" calcext:value-type="string" table:number-columns-spanned="1" table:number-rows-spanned="16">
            <text:p>Jerusalem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172" calcext:value-type="float" table:number-columns-spanned="1" table:number-rows-spanned="2">
            <text:p>3172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/>
          <table:table-cell table:style-name="ce61"/>
          <table:table-cell table:style-name="ce60"/>
          <table:table-cell table:style-name="ce64" office:value-type="float" office:value="3201" calcext:value-type="float" table:number-columns-spanned="1" table:number-rows-spanned="2">
            <text:p>3201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74" calcext:value-type="float" table:number-columns-spanned="1" table:number-rows-spanned="4">
            <text:p>474</text:p>
          </table:table-cell>
          <table:covered-table-cell/>
          <table:table-cell table:number-columns-repeated="16"/>
          <table:table-cell table:style-name="ce57" office:value-type="string" calcext:value-type="string" table:number-columns-spanned="1" table:number-rows-spanned="4">
            <text:p>30,7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202" calcext:value-type="float" table:number-columns-spanned="1" table:number-rows-spanned="2">
            <text:p>32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75" calcext:value-type="float" table:number-columns-spanned="1" table:number-rows-spanned="4">
            <text:p>475</text:p>
          </table:table-cell>
          <table:covered-table-cell/>
          <table:table-cell table:number-columns-repeated="16"/>
          <table:table-cell table:style-name="ce57" office:value-type="string" calcext:value-type="string" table:number-columns-spanned="1" table:number-rows-spanned="4">
            <text:p>31,7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0"/>
          <table:table-cell table:style-name="ce3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48">
            <text:p>Rehabeam</text:p>
          </table:table-cell>
          <table:table-cell table:number-columns-repeated="4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203" calcext:value-type="float" table:number-columns-spanned="1" table:number-rows-spanned="2">
            <text:p>320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76" calcext:value-type="float" table:number-columns-spanned="1" table:number-rows-spanned="4">
            <text:p>476</text:p>
          </table:table-cell>
          <table:covered-table-cell/>
          <table:table-cell table:number-columns-repeated="10"/>
          <table:table-cell table:style-name="ce14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 office:value-type="string" calcext:value-type="string" table:number-columns-spanned="1" table:number-rows-spanned="4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04" calcext:value-type="float" table:number-columns-spanned="1" table:number-rows-spanned="2">
            <text:p>320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8"/>
          <table:table-cell table:style-name="ce14" office:value-type="float" office:value="477" calcext:value-type="float" table:number-columns-spanned="1" table:number-rows-spanned="4">
            <text:p>477</text:p>
          </table:table-cell>
          <table:covered-table-cell/>
          <table:table-cell table:number-columns-repeated="10"/>
          <table:table-cell table:style-name="ce14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14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5" calcext:value-type="float" table:number-columns-spanned="1" table:number-rows-spanned="2">
            <text:p>3205</text:p>
          </table:table-cell>
          <table:table-cell table:number-columns-repeated="3"/>
        </table:table-row>
        <table:table-row table:style-name="ro2">
          <table:table-cell table:number-columns-repeated="18"/>
          <table:table-cell table:style-name="ce14" office:value-type="float" office:value="478" calcext:value-type="float" table:number-columns-spanned="1" table:number-rows-spanned="4">
            <text:p>478</text:p>
          </table:table-cell>
          <table:covered-table-cell/>
          <table:table-cell table:number-columns-repeated="10"/>
          <table:table-cell table:style-name="ce14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14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6" calcext:value-type="float" table:number-columns-spanned="1" table:number-rows-spanned="2">
            <text:p>320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8"/>
          <table:table-cell table:style-name="ce14" office:value-type="float" office:value="479" calcext:value-type="float" table:number-columns-spanned="1" table:number-rows-spanned="4">
            <text:p>479</text:p>
          </table:table-cell>
          <table:covered-table-cell/>
          <table:table-cell table:number-columns-repeated="10"/>
          <table:table-cell table:style-name="ce14" office:value-type="float" office:value="4" calcext:value-type="float" table:number-columns-spanned="1" table:number-rows-spanned="4">
            <text:p>4</text:p>
          </table:table-cell>
          <table:covered-table-cell/>
          <table:table-cell/>
          <table:table-cell table:style-name="ce14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7" calcext:value-type="float" table:number-columns-spanned="1" table:number-rows-spanned="2">
            <text:p>3207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5" calcext:value-type="float" table:number-columns-spanned="1" table:number-rows-spanned="4">
            <text:p>5</text:p>
          </table:table-cell>
          <table:covered-table-cell/>
          <table:table-cell/>
          <table:table-cell table:style-name="ce14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8"/>
          <table:table-cell>
            <office:annotation office:display="true" draw:style-name="gr6" draw:text-style-name="P2" svg:width="82.18pt" svg:height="36.99pt" svg:x="201.43pt" svg:y="7541.8pt" draw:caption-point-x="121.12pt" draw:caption-point-y="21.51pt">
              <dc:date>2017-12-23T00:00:00</dc:date>
              <text:p text:style-name="P1"><text:span text:style-name="T1">Tempelbau im 480. Jahr nach Exodus und 4. Jahr Salomos (1. Kö 6:1)</text:span></text:p>
            </office:annotation>
          </table:table-cell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28"/>
          <table:table-cell table:style-name="ce29" office:value-type="string" calcext:value-type="string" table:number-columns-spanned="1" table:number-rows-spanned="6">
            <text:p>Tempelbau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8" calcext:value-type="float" table:number-columns-spanned="1" table:number-rows-spanned="2">
            <text:p>320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14" calcext:value-type="float" table:number-columns-spanned="1" table:number-rows-spanned="2">
            <text:p>3214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/>
          <table:table-cell table:style-name="ce14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15" calcext:value-type="float" table:number-columns-spanned="1" table:number-rows-spanned="2">
            <text:p>3215</text:p>
          </table:table-cell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27" calcext:value-type="float" table:number-columns-spanned="1" table:number-rows-spanned="2">
            <text:p>32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4" office:value-type="float" office:value="25" calcext:value-type="float" table:number-columns-spanned="1" table:number-rows-spanned="4">
            <text:p>25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28" calcext:value-type="float" table:number-columns-spanned="1" table:number-rows-spanned="2">
            <text:p>3228</text:p>
          </table:table-cell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42" calcext:value-type="float" table:number-columns-spanned="1" table:number-rows-spanned="2">
            <text:p>3242</text:p>
          </table:table-cell>
          <table:table-cell table:number-columns-repeated="3"/>
        </table:table-row>
        <table:table-row table:style-name="ro2">
          <table:table-cell table:number-columns-repeated="30"/>
          <table:table-cell table:style-name="ce14" office:value-type="float" office:value="40" calcext:value-type="float" table:number-columns-spanned="1" table:number-rows-spanned="4">
            <text:p>40</text:p>
          </table:table-cell>
          <table:covered-table-cell/>
          <table:table-cell/>
          <table:table-cell table:style-name="ce14" office:value-type="float" office:value="39" calcext:value-type="float" table:number-columns-spanned="1" table:number-rows-spanned="4">
            <text:p>39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43" calcext:value-type="float" table:number-columns-spanned="1" table:number-rows-spanned="2">
            <text:p>324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4" office:value-type="string" calcext:value-type="string" table:number-columns-spanned="1" table:number-rows-spanned="4">
            <text:p>0,40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57">
            <text:p>Jerobeam</text:p>
          </table:table-cell>
          <table:table-cell table:number-columns-repeated="7"/>
          <table:covered-table-cell/>
          <table:table-cell table:style-name="ce41" office:value-type="string" calcext:value-type="string" table:number-columns-spanned="1" table:number-rows-spanned="32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 table:style-name="ce30"/>
          <table:table-cell table:number-columns-repeated="7"/>
          <table:covered-table-cell/>
          <table:covered-table-cell table:style-name="ce41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4" calcext:value-type="float" table:number-columns-spanned="1" table:number-rows-spanned="2">
            <text:p>32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1,41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5" calcext:value-type="float" table:number-columns-spanned="1" table:number-rows-spanned="2">
            <text:p>32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2,42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6" calcext:value-type="float" table:number-columns-spanned="1" table:number-rows-spanned="2">
            <text:p>32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3,43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7" calcext:value-type="float" table:number-columns-spanned="1" table:number-rows-spanned="2">
            <text:p>324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4,44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8" calcext:value-type="float" table:number-columns-spanned="1" table:number-rows-spanned="2">
            <text:p>324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5,45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5</text:p>
          </table:table-cell>
          <table:table-cell/>
          <table:table-cell table:style-name="ce4" office:value-type="string" calcext:value-type="string" table:number-columns-spanned="1" table:number-rows-spanned="2">
            <text:p>2. Chr 12:2-9</text:p>
          </table:table-cell>
          <table:table-cell table:style-name="ce5" table:number-columns-repeated="3"/>
          <table:table-cell table:number-columns-repeated="2"/>
          <table:table-cell table:style-name="ce2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6" table:number-columns-repeated="3"/>
          <table:table-cell table:style-name="ce11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9"/>
          <table:table-cell table:style-name="ce64" office:value-type="float" office:value="3249" calcext:value-type="float" table:number-columns-spanned="1" table:number-rows-spanned="2">
            <text:p>3249</text:p>
          </table:table-cell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6,46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50" calcext:value-type="float" table:number-columns-spanned="1" table:number-rows-spanned="2">
            <text:p>32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7,47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51" calcext:value-type="float" table:number-columns-spanned="1" table:number-rows-spanned="2">
            <text:p>32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table-cell table:style-name="ce25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260" calcext:value-type="float" table:number-columns-spanned="1" table:number-rows-spanned="2">
            <text:p>326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41" office:value-type="string" calcext:value-type="string" table:number-columns-spanned="1" table:number-rows-spanned="17">
            <text:p>Abija(m) <text:span text:style-name="T4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2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41"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3261" calcext:value-type="float" table:number-columns-spanned="1" table:number-rows-spanned="2">
            <text:p>326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3262" calcext:value-type="float" table:number-columns-spanned="1" table:number-rows-spanned="2">
            <text:p>32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3263" calcext:value-type="float" table:number-columns-spanned="1" table:number-rows-spanned="2">
            <text:p>326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4"/>
          <table:table-cell table:style-name="ce25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41" office:value-type="string" calcext:value-type="string" table:number-columns-spanned="1" table:number-rows-spanned="105">
            <text:p>Asa   <text:span text:style-name="T4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264" calcext:value-type="float" table:number-columns-spanned="1" table:number-rows-spanned="2">
            <text:p>326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5" calcext:value-type="float" table:number-columns-spanned="1" table:number-rows-spanned="2">
            <text:p>326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0</text:p>
          </table:table-cell>
          <table:table-cell table:style-name="ce5"/>
          <table:table-cell table:number-columns-repeated="4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table-cell table:style-name="ce3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6" calcext:value-type="float" table:number-columns-spanned="1" table:number-rows-spanned="2">
            <text:p>326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table-cell table:style-name="ce3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7" calcext:value-type="float" table:number-columns-spanned="1" table:number-rows-spanned="2">
            <text:p>326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8" calcext:value-type="float" table:number-columns-spanned="1" table:number-rows-spanned="2">
            <text:p>326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9" calcext:value-type="float" table:number-columns-spanned="1" table:number-rows-spanned="2">
            <text:p>326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2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270" calcext:value-type="float" table:number-columns-spanned="1" table:number-rows-spanned="2">
            <text:p>32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271" calcext:value-type="float" table:number-columns-spanned="1" table:number-rows-spanned="2">
            <text:p>32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272" calcext:value-type="float" table:number-columns-spanned="1" table:number-rows-spanned="2">
            <text:p>327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3" calcext:value-type="float" table:number-columns-spanned="1" table:number-rows-spanned="2">
            <text:p>327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13:23</text:p>
          </table:table-cell>
          <table:table-cell table:style-name="ce5" table:number-columns-repeated="3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4" calcext:value-type="float" table:number-columns-spanned="1" table:number-rows-spanned="2">
            <text:p>327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5" calcext:value-type="float" table:number-columns-spanned="1" table:number-rows-spanned="2">
            <text:p>327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6" calcext:value-type="float" table:number-columns-spanned="1" table:number-rows-spanned="2">
            <text:p>327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7" calcext:value-type="float" table:number-columns-spanned="1" table:number-rows-spanned="2">
            <text:p>327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8" calcext:value-type="float" table:number-columns-spanned="1" table:number-rows-spanned="2">
            <text:p>327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9" calcext:value-type="float" table:number-columns-spanned="1" table:number-rows-spanned="2">
            <text:p>327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89" calcext:value-type="float" table:number-columns-spanned="1" table:number-rows-spanned="2">
            <text:p>328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0" calcext:value-type="float" table:number-columns-spanned="1" table:number-rows-spanned="2">
            <text:p>329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table-cell table:style-name="ce30" office:value-type="string" calcext:value-type="string" table:number-columns-spanned="1" table:number-rows-spanned="7">
            <text:p>Tibni</text:p>
          </table:table-cell>
          <table:table-cell/>
          <table:table-cell table:style-name="ce3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1" calcext:value-type="float" table:number-columns-spanned="1" table:number-rows-spanned="2">
            <text:p>329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4" calcext:value-type="float" table:number-columns-spanned="1" table:number-rows-spanned="2">
            <text:p>329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5" calcext:value-type="float" table:number-columns-spanned="1" table:number-rows-spanned="2">
            <text:p>329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7" calcext:value-type="float" table:number-columns-spanned="1" table:number-rows-spanned="2">
            <text:p>329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299" calcext:value-type="float" table:number-columns-spanned="1" table:number-rows-spanned="2">
            <text:p>32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5:1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16:1</text:p>
          </table:table-cell>
          <table:table-cell table:style-name="ce10" table:number-columns-repeated="3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style-name="ce10" table:number-columns-repeated="3"/>
          <table:table-cell table:style-name="ce16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1" calcext:value-type="float" table:number-columns-spanned="1" table:number-rows-spanned="2">
            <text:p>330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3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2" calcext:value-type="float" table:number-columns-spanned="1" table:number-rows-spanned="2">
            <text:p>33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4" calcext:value-type="float" table:number-columns-spanned="1" table:number-rows-spanned="2">
            <text:p>330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41" office:value-type="string" calcext:value-type="string" table:number-columns-spanned="1" table:number-rows-spanned="41">
            <text:p>Josaphat   <text:span text:style-name="T4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5" calcext:value-type="float" table:number-columns-spanned="1" table:number-rows-spanned="2">
            <text:p>330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7" calcext:value-type="float" table:number-columns-spanned="1" table:number-rows-spanned="2">
            <text:p>33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2" calcext:value-type="float" table:number-columns-spanned="1" table:number-rows-spanned="2">
            <text:p>33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5" calcext:value-type="float" table:number-columns-spanned="1" table:number-rows-spanned="2">
            <text:p>33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8" calcext:value-type="float" table:number-columns-spanned="1" table:number-rows-spanned="2">
            <text:p>33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9" calcext:value-type="float" table:number-columns-spanned="1" table:number-rows-spanned="3">
            <text:p>331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 table:number-columns-repeated="2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1" calcext:value-type="float" table:number-columns-spanned="1" table:number-rows-spanned="2">
            <text:p>332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2" calcext:value-type="float" table:number-columns-spanned="1" table:number-rows-spanned="2">
            <text:p>332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6" calcext:value-type="float" table:number-columns-spanned="1" table:number-rows-spanned="2">
            <text:p>33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41" office:value-type="string" calcext:value-type="string" table:number-columns-spanned="1" table:number-rows-spanned="8">
            <text:p>Joram Vize</text:p>
          </table:table-cell>
          <table:table-cell>
            <office:annotation office:display="true" draw:style-name="gr10" draw:text-style-name="P4" svg:width="82.18pt" svg:height="123.05pt" svg:x="581.02pt" svg:y="9160.61pt" draw:caption-point-x="-100.97pt" draw:caption-point-y="26.82pt">
              <dc:date>2017-12-23T00:00:00</dc:date>
              <text:p text:style-name="P1"><text:span text:style-name="T1">R. Liebi schreibt: Joram heiratete Athalia, die Tochter von Ahab und Isabel. Dies wirkte sich auch auf die Zählweise in Juda aus: kein TBJ mehr. In seiner 8-jährigen Regierungszeit war er 4 Jahre lang Mitherrscher von Josaphat. (S. 16)</text:span></text:p>
              <text:p text:style-name="P1"><text:span text:style-name="T1">Dies dauert bis zur Verschwörung, bei der Amazja eingesetzt wird. (S. 17)</text:span></text:p>
            </office:annotation>
          </table:table-cell>
          <table:table-cell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7" calcext:value-type="float" table:number-columns-spanned="1" table:number-rows-spanned="2">
            <text:p>33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29" calcext:value-type="float" table:number-columns-spanned="1" table:number-rows-spanned="2">
            <text:p>332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55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30" calcext:value-type="float" table:number-columns-spanned="1" table:number-rows-spanned="2">
            <text:p>333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35" calcext:value-type="float" table:number-columns-spanned="1" table:number-rows-spanned="2">
            <text:p>333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37" calcext:value-type="float" table:number-columns-spanned="1" table:number-rows-spanned="2">
            <text:p>333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41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2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338" calcext:value-type="float" table:number-columns-spanned="1" table:number-rows-spanned="2">
            <text:p>33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0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4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0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45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3"/>
          <table:table-cell table:style-name="ce67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339" calcext:value-type="float" table:number-columns-spanned="1" table:number-rows-spanned="2">
            <text:p>333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344" calcext:value-type="float" table:number-columns-spanned="1" table:number-rows-spanned="2">
            <text:p>33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41" table:number-columns-spanned="1" table:number-rows-spanned="26"/>
          <table:table-cell/>
          <table:table-cell table:style-name="ce61"/>
          <table:table-cell table:style-name="ce60"/>
          <table:table-cell table:style-name="ce64" office:value-type="float" office:value="3345" calcext:value-type="float" table:number-columns-spanned="1" table:number-rows-spanned="2">
            <text:p>33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1"/>
          <table:table-cell table:style-name="ce60"/>
          <table:table-cell table:style-name="ce64" office:value-type="float" office:value="3359" calcext:value-type="float" table:number-columns-spanned="1" table:number-rows-spanned="2">
            <text:p>33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2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2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66" calcext:value-type="float" table:number-columns-spanned="1" table:number-rows-spanned="2">
            <text:p>336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6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67" calcext:value-type="float" table:number-columns-spanned="1" table:number-rows-spanned="2">
            <text:p>336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81" calcext:value-type="float" table:number-columns-spanned="1" table:number-rows-spanned="2">
            <text:p>338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24:15</text:p>
          </table:table-cell>
          <table:table-cell table:style-name="ce5" table:number-columns-repeated="3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6" table:number-columns-repeated="3"/>
          <table:table-cell table:number-columns-repeated="12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83" calcext:value-type="float" table:number-columns-spanned="1" table:number-rows-spanned="2">
            <text:p>338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84" calcext:value-type="float" table:number-columns-spanned="1" table:number-rows-spanned="2">
            <text:p>338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41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41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85" calcext:value-type="float" table:number-columns-spanned="1" table:number-rows-spanned="2">
            <text:p>338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98" calcext:value-type="float" table:number-columns-spanned="1" table:number-rows-spanned="2">
            <text:p>339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99" calcext:value-type="float" table:number-columns-spanned="1" table:number-rows-spanned="2">
            <text:p>33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408" calcext:value-type="float" table:number-columns-spanned="1" table:number-rows-spanned="2">
            <text:p>340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413" calcext:value-type="float" table:number-columns-spanned="1" table:number-rows-spanned="2">
            <text:p>341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1"/>
          <table:table-cell table:style-name="ce60"/>
          <table:table-cell table:style-name="ce64" office:value-type="float" office:value="3414" calcext:value-type="float" table:number-columns-spanned="1" table:number-rows-spanned="2">
            <text:p>341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1"/>
          <table:table-cell table:style-name="ce60"/>
          <table:table-cell table:style-name="ce64" office:value-type="float" office:value="3424" calcext:value-type="float" table:number-columns-spanned="1" table:number-rows-spanned="2">
            <text:p>342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46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5" calcext:value-type="float" table:number-columns-spanned="1" table:number-rows-spanned="2">
            <text:p>342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6" calcext:value-type="float" table:number-columns-spanned="1" table:number-rows-spanned="2">
            <text:p>34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7" calcext:value-type="float" table:number-columns-spanned="1" table:number-rows-spanned="2">
            <text:p>34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8" calcext:value-type="float" table:number-columns-spanned="1" table:number-rows-spanned="2">
            <text:p>342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9" calcext:value-type="float" table:number-columns-spanned="1" table:number-rows-spanned="2">
            <text:p>342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0" calcext:value-type="float" table:number-columns-spanned="1" table:number-rows-spanned="2">
            <text:p>343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1" calcext:value-type="float" table:number-columns-spanned="1" table:number-rows-spanned="2">
            <text:p>343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2" calcext:value-type="float" table:number-columns-spanned="1" table:number-rows-spanned="2">
            <text:p>343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3" calcext:value-type="float" table:number-columns-spanned="1" table:number-rows-spanned="2">
            <text:p>343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4" calcext:value-type="float" table:number-columns-spanned="1" table:number-rows-spanned="2">
            <text:p>343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5" calcext:value-type="float" table:number-columns-spanned="1" table:number-rows-spanned="2">
            <text:p>343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6" calcext:value-type="float" table:number-columns-spanned="1" table:number-rows-spanned="2">
            <text:p>343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7" calcext:value-type="float" table:number-columns-spanned="1" table:number-rows-spanned="2">
            <text:p>343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8" calcext:value-type="float" table:number-columns-spanned="1" table:number-rows-spanned="2">
            <text:p>34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9" calcext:value-type="float" table:number-columns-spanned="1" table:number-rows-spanned="2">
            <text:p>343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0" calcext:value-type="float" table:number-columns-spanned="1" table:number-rows-spanned="2">
            <text:p>344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1" calcext:value-type="float" table:number-columns-spanned="1" table:number-rows-spanned="2">
            <text:p>344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2" calcext:value-type="float" table:number-columns-spanned="1" table:number-rows-spanned="2">
            <text:p>344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3" calcext:value-type="float" table:number-columns-spanned="1" table:number-rows-spanned="2">
            <text:p>344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4" calcext:value-type="float" table:number-columns-spanned="1" table:number-rows-spanned="2">
            <text:p>34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5" calcext:value-type="float" table:number-columns-spanned="1" table:number-rows-spanned="2">
            <text:p>34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6" calcext:value-type="float" table:number-columns-spanned="1" table:number-rows-spanned="2">
            <text:p>34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7" calcext:value-type="float" table:number-columns-spanned="1" table:number-rows-spanned="2">
            <text:p>344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8" calcext:value-type="float" table:number-columns-spanned="1" table:number-rows-spanned="2">
            <text:p>344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9" calcext:value-type="float" table:number-columns-spanned="1" table:number-rows-spanned="2">
            <text:p>344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0" calcext:value-type="float" table:number-columns-spanned="1" table:number-rows-spanned="2">
            <text:p>34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1" calcext:value-type="float" table:number-columns-spanned="1" table:number-rows-spanned="2">
            <text:p>34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2" calcext:value-type="float" table:number-columns-spanned="1" table:number-rows-spanned="2">
            <text:p>34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3" calcext:value-type="float" table:number-columns-spanned="1" table:number-rows-spanned="2">
            <text:p>345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11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4" calcext:value-type="float" table:number-columns-spanned="1" table:number-rows-spanned="2">
            <text:p>34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11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5" calcext:value-type="float" table:number-columns-spanned="1" table:number-rows-spanned="2">
            <text:p>345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11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6" calcext:value-type="float" table:number-columns-spanned="1" table:number-rows-spanned="2">
            <text:p>345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11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7" calcext:value-type="float" table:number-columns-spanned="1" table:number-rows-spanned="2">
            <text:p>345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11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8" calcext:value-type="float" table:number-columns-spanned="1" table:number-rows-spanned="2">
            <text:p>345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11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9" calcext:value-type="float" table:number-columns-spanned="1" table:number-rows-spanned="2">
            <text:p>34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11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0" calcext:value-type="float" table:number-columns-spanned="1" table:number-rows-spanned="2">
            <text:p>346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11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1" calcext:value-type="float" table:number-columns-spanned="1" table:number-rows-spanned="2">
            <text:p>346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42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11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2" calcext:value-type="float" table:number-columns-spanned="1" table:number-rows-spanned="2">
            <text:p>34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11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3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3" calcext:value-type="float" table:number-columns-spanned="1" table:number-rows-spanned="2">
            <text:p>346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42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11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4" calcext:value-type="float" table:number-columns-spanned="1" table:number-rows-spanned="2">
            <text:p>346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11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5" calcext:value-type="float" table:number-columns-spanned="1" table:number-rows-spanned="2">
            <text:p>346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11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6" calcext:value-type="float" table:number-columns-spanned="1" table:number-rows-spanned="2">
            <text:p>346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11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7" calcext:value-type="float" table:number-columns-spanned="1" table:number-rows-spanned="2">
            <text:p>346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11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8" calcext:value-type="float" table:number-columns-spanned="1" table:number-rows-spanned="2">
            <text:p>346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11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9" calcext:value-type="float" table:number-columns-spanned="1" table:number-rows-spanned="2">
            <text:p>346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11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0" calcext:value-type="float" table:number-columns-spanned="1" table:number-rows-spanned="2">
            <text:p>34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11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1" calcext:value-type="float" table:number-columns-spanned="1" table:number-rows-spanned="2">
            <text:p>34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11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2" calcext:value-type="float" table:number-columns-spanned="1" table:number-rows-spanned="2">
            <text:p>347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11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24" office:value-type="string" calcext:value-type="string" table:number-columns-spanned="1" table:number-rows-spanned="74">
            <text:p>Ahas</text:p>
          </table:table-cell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3" calcext:value-type="float" table:number-columns-spanned="1" table:number-rows-spanned="2">
            <text:p>347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42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11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3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4" calcext:value-type="float" table:number-columns-spanned="1" table:number-rows-spanned="2">
            <text:p>347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42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11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5" calcext:value-type="float" table:number-columns-spanned="1" table:number-rows-spanned="2">
            <text:p>347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42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11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6" calcext:value-type="float" table:number-columns-spanned="1" table:number-rows-spanned="2">
            <text:p>347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1"/>
          <table:table-cell table:style-name="ce34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style-name="ce46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61"/>
          <table:table-cell table:style-name="ce60"/>
          <table:table-cell table:style-name="ce64" office:value-type="float" office:value="3477" calcext:value-type="float" table:number-columns-spanned="1" table:number-rows-spanned="2">
            <text:p>347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78" calcext:value-type="float" table:number-columns-spanned="1" table:number-rows-spanned="2">
            <text:p>347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79" calcext:value-type="float" table:number-columns-spanned="1" table:number-rows-spanned="2">
            <text:p>347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0" calcext:value-type="float" table:number-columns-spanned="1" table:number-rows-spanned="2">
            <text:p>348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1" calcext:value-type="float" table:number-columns-spanned="1" table:number-rows-spanned="2">
            <text:p>348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2" calcext:value-type="float" table:number-columns-spanned="1" table:number-rows-spanned="2">
            <text:p>348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3" calcext:value-type="float" table:number-columns-spanned="1" table:number-rows-spanned="2">
            <text:p>348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2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484" calcext:value-type="float" table:number-columns-spanned="1" table:number-rows-spanned="2">
            <text:p>348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5" calcext:value-type="float" table:number-columns-spanned="1" table:number-rows-spanned="2">
            <text:p>348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6" calcext:value-type="float" table:number-columns-spanned="1" table:number-rows-spanned="2">
            <text:p>348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7" calcext:value-type="float" table:number-columns-spanned="1" table:number-rows-spanned="2">
            <text:p>348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8" calcext:value-type="float" table:number-columns-spanned="1" table:number-rows-spanned="2">
            <text:p>348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9" calcext:value-type="float" table:number-columns-spanned="1" table:number-rows-spanned="2">
            <text:p>348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0" calcext:value-type="float" table:number-columns-spanned="1" table:number-rows-spanned="2">
            <text:p>349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1" calcext:value-type="float" table:number-columns-spanned="1" table:number-rows-spanned="2">
            <text:p>349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11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2" calcext:value-type="float" table:number-columns-spanned="1" table:number-rows-spanned="2">
            <text:p>349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table-cell table:style-name="ce46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3" calcext:value-type="float" table:number-columns-spanned="1" table:number-rows-spanned="2">
            <text:p>349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4" calcext:value-type="float" table:number-columns-spanned="1" table:number-rows-spanned="2">
            <text:p>349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11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5" calcext:value-type="float" table:number-columns-spanned="1" table:number-rows-spanned="2">
            <text:p>349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11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3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6" calcext:value-type="float" table:number-columns-spanned="1" table:number-rows-spanned="2">
            <text:p>349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42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11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7" calcext:value-type="float" table:number-columns-spanned="1" table:number-rows-spanned="2">
            <text:p>349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8" calcext:value-type="float" table:number-columns-spanned="1" table:number-rows-spanned="2">
            <text:p>349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9" calcext:value-type="float" table:number-columns-spanned="1" table:number-rows-spanned="2">
            <text:p>34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0" calcext:value-type="float" table:number-columns-spanned="1" table:number-rows-spanned="2">
            <text:p>35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1" calcext:value-type="float" table:number-columns-spanned="1" table:number-rows-spanned="2">
            <text:p>350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2" calcext:value-type="float" table:number-columns-spanned="1" table:number-rows-spanned="2">
            <text:p>35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3" calcext:value-type="float" table:number-columns-spanned="1" table:number-rows-spanned="2">
            <text:p>350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4" calcext:value-type="float" table:number-columns-spanned="1" table:number-rows-spanned="2">
            <text:p>350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5" calcext:value-type="float" table:number-columns-spanned="1" table:number-rows-spanned="2">
            <text:p>350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6" calcext:value-type="float" table:number-columns-spanned="1" table:number-rows-spanned="2">
            <text:p>350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7" calcext:value-type="float" table:number-columns-spanned="1" table:number-rows-spanned="2">
            <text:p>35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8" calcext:value-type="float" table:number-columns-spanned="1" table:number-rows-spanned="2">
            <text:p>350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38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46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61"/>
          <table:table-cell table:style-name="ce60"/>
          <table:table-cell table:style-name="ce64" office:value-type="float" office:value="3509" calcext:value-type="float" table:number-columns-spanned="1" table:number-rows-spanned="2">
            <text:p>350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0" calcext:value-type="float" table:number-columns-spanned="1" table:number-rows-spanned="2">
            <text:p>351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1" calcext:value-type="float" table:number-columns-spanned="1" table:number-rows-spanned="2">
            <text:p>351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2" calcext:value-type="float" table:number-columns-spanned="1" table:number-rows-spanned="2">
            <text:p>35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3" calcext:value-type="float" table:number-columns-spanned="1" table:number-rows-spanned="2">
            <text:p>351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20" calcext:value-type="float" table:number-columns-spanned="1" table:number-rows-spanned="2">
            <text:p>-720</text:p>
          </table:table-cell>
          <table:table-cell table:style-name="ce2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4" calcext:value-type="float" table:number-columns-spanned="1" table:number-rows-spanned="2">
            <text:p>35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11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10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1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5" calcext:value-type="float" table:number-columns-spanned="1" table:number-rows-spanned="2">
            <text:p>35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6" calcext:value-type="float" table:number-columns-spanned="1" table:number-rows-spanned="2">
            <text:p>351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7" calcext:value-type="float" table:number-columns-spanned="1" table:number-rows-spanned="2">
            <text:p>351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8" calcext:value-type="float" table:number-columns-spanned="1" table:number-rows-spanned="2">
            <text:p>35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9" calcext:value-type="float" table:number-columns-spanned="1" table:number-rows-spanned="2">
            <text:p>351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0" calcext:value-type="float" table:number-columns-spanned="1" table:number-rows-spanned="2">
            <text:p>352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1" calcext:value-type="float" table:number-columns-spanned="1" table:number-rows-spanned="2">
            <text:p>352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2" calcext:value-type="float" table:number-columns-spanned="1" table:number-rows-spanned="2">
            <text:p>352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6"/>
          <table:table-cell table:style-name="ce11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3</text:p>
          </table:table-cell>
          <table:table-cell table:style-name="ce5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11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22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3" calcext:value-type="float" table:number-columns-spanned="1" table:number-rows-spanned="2">
            <text:p>352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11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4" calcext:value-type="float" table:number-columns-spanned="1" table:number-rows-spanned="2">
            <text:p>352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5" calcext:value-type="float" table:number-columns-spanned="1" table:number-rows-spanned="2">
            <text:p>352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2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6" calcext:value-type="float" table:number-columns-spanned="1" table:number-rows-spanned="2">
            <text:p>35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7" calcext:value-type="float" table:number-columns-spanned="1" table:number-rows-spanned="2">
            <text:p>35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8" calcext:value-type="float" table:number-columns-spanned="1" table:number-rows-spanned="2">
            <text:p>352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9" calcext:value-type="float" table:number-columns-spanned="1" table:number-rows-spanned="2">
            <text:p>352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0" calcext:value-type="float" table:number-columns-spanned="1" table:number-rows-spanned="2">
            <text:p>353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1" calcext:value-type="float" table:number-columns-spanned="1" table:number-rows-spanned="2">
            <text:p>353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2" calcext:value-type="float" table:number-columns-spanned="1" table:number-rows-spanned="2">
            <text:p>353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3" calcext:value-type="float" table:number-columns-spanned="1" table:number-rows-spanned="2">
            <text:p>353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4" calcext:value-type="float" table:number-columns-spanned="1" table:number-rows-spanned="2">
            <text:p>353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5" calcext:value-type="float" table:number-columns-spanned="1" table:number-rows-spanned="2">
            <text:p>353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11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6" calcext:value-type="float" table:number-columns-spanned="1" table:number-rows-spanned="2">
            <text:p>353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11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7" calcext:value-type="float" table:number-columns-spanned="1" table:number-rows-spanned="2">
            <text:p>353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41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538" calcext:value-type="float" table:number-columns-spanned="1" table:number-rows-spanned="2">
            <text:p>35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570" calcext:value-type="float" table:number-columns-spanned="1" table:number-rows-spanned="2">
            <text:p>35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2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586" calcext:value-type="float" table:number-columns-spanned="1" table:number-rows-spanned="2">
            <text:p>358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592" calcext:value-type="float" table:number-columns-spanned="1" table:number-rows-spanned="2">
            <text:p>359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41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593" calcext:value-type="float" table:number-columns-spanned="1" table:number-rows-spanned="2">
            <text:p>359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594" calcext:value-type="float" table:number-columns-spanned="1" table:number-rows-spanned="2">
            <text:p>359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41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595" calcext:value-type="float" table:number-columns-spanned="1" table:number-rows-spanned="2">
            <text:p>359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00" calcext:value-type="float" table:number-columns-spanned="1" table:number-rows-spanned="2">
            <text:p>36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2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02" calcext:value-type="float" table:number-columns-spanned="1" table:number-rows-spanned="2">
            <text:p>36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2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06" calcext:value-type="float" table:number-columns-spanned="1" table:number-rows-spanned="2">
            <text:p>360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07" calcext:value-type="float" table:number-columns-spanned="1" table:number-rows-spanned="2">
            <text:p>36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1" calcext:value-type="float" table:number-columns-spanned="1" table:number-rows-spanned="2">
            <text:p>361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287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2" calcext:value-type="float" table:number-columns-spanned="1" table:number-rows-spanned="2">
            <text:p>36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5" calcext:value-type="float" table:number-columns-spanned="1" table:number-rows-spanned="2">
            <text:p>36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2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6" calcext:value-type="float" table:number-columns-spanned="1" table:number-rows-spanned="2">
            <text:p>361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7" calcext:value-type="float" table:number-columns-spanned="1" table:number-rows-spanned="2">
            <text:p>361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2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8" calcext:value-type="float" table:number-columns-spanned="1" table:number-rows-spanned="2">
            <text:p>36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9" calcext:value-type="float" table:number-columns-spanned="1" table:number-rows-spanned="2">
            <text:p>361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3:29</text:p>
          </table:table-cell>
          <table:table-cell table:style-name="ce5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25" calcext:value-type="float" table:number-columns-spanned="1" table:number-rows-spanned="2">
            <text:p>3625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41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26" calcext:value-type="float" table:number-columns-spanned="1" table:number-rows-spanned="2">
            <text:p>36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27" calcext:value-type="float" table:number-columns-spanned="1" table:number-rows-spanned="2">
            <text:p>36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28" calcext:value-type="float" table:number-columns-spanned="1" table:number-rows-spanned="2">
            <text:p>362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23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15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3"/>
          <table:table-cell table:style-name="ce11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1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29" calcext:value-type="float" table:number-columns-spanned="1" table:number-rows-spanned="2">
            <text:p>362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24" office:value-type="string" calcext:value-type="string" table:number-columns-spanned="1" table:number-rows-spanned="222">
            <text:p>70 Jahre Babel (Jer 25:11-12, Jer 29:10)</text:p>
          </table:table-cell>
          <table:table-cell/>
          <table:table-cell table:style-name="ce11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30" calcext:value-type="float" table:number-columns-spanned="1" table:number-rows-spanned="2">
            <text:p>36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2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23" office:value-type="string" calcext:value-type="string" table:number-columns-spanned="1" table:number-rows-spanned="214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1" calcext:value-type="float" table:number-columns-spanned="1" table:number-rows-spanned="2">
            <text:p>363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2" calcext:value-type="float" table:number-columns-spanned="1" table:number-rows-spanned="2">
            <text:p>363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3" calcext:value-type="float" table:number-columns-spanned="1" table:number-rows-spanned="2">
            <text:p>363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4" calcext:value-type="float" table:number-columns-spanned="1" table:number-rows-spanned="2">
            <text:p>363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5" calcext:value-type="float" table:number-columns-spanned="1" table:number-rows-spanned="2">
            <text:p>363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8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68" office:value-type="string" calcext:value-type="string"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6"/>
          <table:table-cell table:number-columns-repeated="9"/>
          <table:table-cell table:style-name="ce11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6" calcext:value-type="float" table:number-columns-spanned="1" table:number-rows-spanned="2">
            <text:p>363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11" office:value-type="float" office:value="8" calcext:value-type="float" table:number-columns-spanned="1" table:number-rows-spanned="11">
            <text:p>8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8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8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table-cell table:style-name="ce46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table-cell table:style-name="ce41" office:value-type="string" calcext:value-type="string" table:number-columns-spanned="1" table:number-rows-spanned="74">
            <text:p>21 j, R 11</text:p>
          </table:table-cell>
          <table:table-cell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 table:number-columns-spanned="1" table:number-rows-spanned="177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61"/>
          <table:table-cell table:style-name="ce64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37" calcext:value-type="float" table:number-columns-spanned="1" table:number-rows-spanned="2">
            <text:p>363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 table:style-name="ce15"/>
          <table:table-cell/>
          <table:table-cell table:style-name="ce11" office:value-type="float" office:value="1" calcext:value-type="float" table:number-columns-spanned="1" table:number-rows-spanned="4">
            <text:p>1</text:p>
          </table:table-cell>
          <table:covered-table-cell/>
          <table:table-cell/>
          <table:table-cell table:style-name="ce42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38" calcext:value-type="float" table:number-columns-spanned="1" table:number-rows-spanned="2">
            <text:p>36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0" calcext:value-type="float" table:number-columns-spanned="1" table:number-rows-spanned="4">
            <text:p>10</text:p>
          </table:table-cell>
          <table:covered-table-cell table:style-name="ce15"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2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39" calcext:value-type="float" table:number-columns-spanned="1" table:number-rows-spanned="2">
            <text:p>363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1" calcext:value-type="float" table:number-columns-spanned="1" table:number-rows-spanned="4">
            <text:p>11</text:p>
          </table:table-cell>
          <table:covered-table-cell table:style-name="ce15"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2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0" calcext:value-type="float" table:number-columns-spanned="1" table:number-rows-spanned="2">
            <text:p>364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11" office:value-type="float" office:value="12" calcext:value-type="float" table:number-columns-spanned="1" table:number-rows-spanned="8">
            <text:p>12</text:p>
          </table:table-cell>
          <table:covered-table-cell table:style-name="ce15"/>
          <table:table-cell/>
          <table:table-cell table:style-name="ce11" office:value-type="float" office:value="4" calcext:value-type="float" table:number-columns-spanned="1" table:number-rows-spanned="8">
            <text:p>4</text:p>
          </table:table-cell>
          <table:covered-table-cell/>
          <table:table-cell/>
          <table:table-cell table:style-name="ce42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1:1-2</text:p>
          </table:table-cell>
          <table:table-cell table:style-name="ce5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60"/>
          <table:table-cell table:style-name="ce65" office:value-type="float" office:value="5.4" calcext:value-type="float" table:number-columns-spanned="1" table:number-rows-spanned="2">
            <text:p>5.4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1" calcext:value-type="float" table:number-columns-spanned="1" table:number-rows-spanned="2">
            <text:p>364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13" calcext:value-type="float" table:number-columns-spanned="1" table:number-rows-spanned="6">
            <text:p>13</text:p>
          </table:table-cell>
          <table:covered-table-cell table:style-name="ce15"/>
          <table:table-cell/>
          <table:table-cell table:style-name="ce11" office:value-type="float" office:value="5" calcext:value-type="float" table:number-columns-spanned="1" table:number-rows-spanned="6">
            <text:p>5</text:p>
          </table:table-cell>
          <table:covered-table-cell/>
          <table:table-cell/>
          <table:table-cell table:style-name="ce42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8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60"/>
          <table:table-cell table:style-name="ce65" office:value-type="float" office:value="5.6" calcext:value-type="float" table:number-columns-spanned="1" table:number-rows-spanned="2">
            <text:p>5.6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2" calcext:value-type="float" table:number-columns-spanned="1" table:number-rows-spanned="2">
            <text:p>364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14" calcext:value-type="float" table:number-columns-spanned="1" table:number-rows-spanned="7">
            <text:p>14</text:p>
          </table:table-cell>
          <table:covered-table-cell table:style-name="ce15"/>
          <table:table-cell/>
          <table:table-cell table:style-name="ce11" office:value-type="float" office:value="6" calcext:value-type="float" table:number-columns-spanned="1" table:number-rows-spanned="7">
            <text:p>6</text:p>
          </table:table-cell>
          <table:covered-table-cell/>
          <table:table-cell/>
          <table:table-cell table:style-name="ce42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0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60"/>
          <table:table-cell table:style-name="ce65" office:value-type="float" office:value="10.5" calcext:value-type="float" table:number-columns-spanned="1" table:number-rows-spanned="2">
            <text:p>10.5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table-cell table:style-name="ce11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3" calcext:value-type="float" table:number-columns-spanned="1" table:number-rows-spanned="2">
            <text:p>364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11" office:value-type="float" office:value="15" calcext:value-type="float" table:number-columns-spanned="1" table:number-rows-spanned="4">
            <text:p>15</text:p>
          </table:table-cell>
          <table:covered-table-cell table:style-name="ce15"/>
          <table:table-cell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/>
          <table:table-cell table:style-name="ce42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2"/>
          <table:table-cell table:style-name="ce6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3"/>
          <table:table-cell table:style-name="ce6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table-cell table:style-name="ce24" office:value-type="string" calcext:value-type="string" table:number-columns-spanned="1" table:number-rows-spanned="199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644" calcext:value-type="float" table:number-columns-spanned="1" table:number-rows-spanned="2">
            <text:p>36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6" calcext:value-type="float" table:number-columns-spanned="1" table:number-rows-spanned="6">
            <text:p>16</text:p>
          </table:table-cell>
          <table:covered-table-cell table:style-name="ce15"/>
          <table:table-cell/>
          <table:table-cell table:style-name="ce11" office:value-type="float" office:value="8" calcext:value-type="float" table:number-columns-spanned="1" table:number-rows-spanned="6">
            <text:p>8</text:p>
          </table:table-cell>
          <table:covered-table-cell/>
          <table:table-cell/>
          <table:table-cell table:style-name="ce42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4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0.10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645" calcext:value-type="float" table:number-columns-spanned="1" table:number-rows-spanned="2">
            <text:p>36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7" calcext:value-type="float" table:number-columns-spanned="1" table:number-rows-spanned="8">
            <text:p>17</text:p>
          </table:table-cell>
          <table:covered-table-cell table:style-name="ce15"/>
          <table:table-cell/>
          <table:table-cell table:style-name="ce11" office:value-type="float" office:value="9" calcext:value-type="float" table:number-columns-spanned="1" table:number-rows-spanned="8">
            <text:p>9</text:p>
          </table:table-cell>
          <table:covered-table-cell/>
          <table:table-cell/>
          <table:table-cell table:style-name="ce42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9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2.10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table-cell table:style-name="ce24" office:value-type="string" calcext:value-type="string" table:number-columns-spanned="1" table:number-rows-spanned="194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6" calcext:value-type="float" table:number-columns-spanned="1" table:number-rows-spanned="2">
            <text:p>36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8" calcext:value-type="float" table:number-columns-spanned="1" table:number-rows-spanned="20">
            <text:p>18</text:p>
          </table:table-cell>
          <table:covered-table-cell table:style-name="ce15"/>
          <table:table-cell/>
          <table:table-cell table:style-name="ce11" office:value-type="float" office:value="10" calcext:value-type="float" table:number-columns-spanned="1" table:number-rows-spanned="20">
            <text:p>10</text:p>
          </table:table-cell>
          <table:covered-table-cell/>
          <table:table-cell/>
          <table:table-cell table:style-name="ce42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6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.x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0:2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7.1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1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.3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32:1-2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7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9</text:p>
          </table:table-cell>
          <table:table-cell table:style-name="ce5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covered-table-cell table:number-columns-repeated="2"/>
          <table:table-cell/>
          <table:table-cell table:style-name="ce11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7" calcext:value-type="float" table:number-columns-spanned="1" table:number-rows-spanned="2">
            <text:p>36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19" calcext:value-type="float" table:number-columns-spanned="1" table:number-rows-spanned="13">
            <text:p>19</text:p>
          </table:table-cell>
          <table:covered-table-cell table:style-name="ce15"/>
          <table:table-cell table:number-columns-repeated="2"/>
          <table:covered-table-cell/>
          <table:table-cell/>
          <table:table-cell table:style-name="ce42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3:2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5.10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.12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7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15.x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8" calcext:value-type="float" table:number-columns-spanned="1" table:number-rows-spanned="2">
            <text:p>364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 table:style-name="ce15"/>
          <table:table-cell table:number-columns-repeated="4"/>
          <table:table-cell table:style-name="ce42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9" calcext:value-type="float" table:number-columns-spanned="1" table:number-rows-spanned="2">
            <text:p>364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1" calcext:value-type="float" table:number-columns-spanned="1" table:number-rows-spanned="4">
            <text:p>21</text:p>
          </table:table-cell>
          <table:covered-table-cell table:style-name="ce15"/>
          <table:table-cell table:number-columns-repeated="4"/>
          <table:table-cell table:style-name="ce42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0" calcext:value-type="float" table:number-columns-spanned="1" table:number-rows-spanned="2">
            <text:p>36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2" calcext:value-type="float" table:number-columns-spanned="1" table:number-rows-spanned="4">
            <text:p>22</text:p>
          </table:table-cell>
          <table:covered-table-cell table:style-name="ce15"/>
          <table:table-cell table:number-columns-repeated="4"/>
          <table:table-cell table:style-name="ce42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1" calcext:value-type="float" table:number-columns-spanned="1" table:number-rows-spanned="2">
            <text:p>36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 table:style-name="ce15"/>
          <table:table-cell table:number-columns-repeated="4"/>
          <table:table-cell table:style-name="ce42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2" calcext:value-type="float" table:number-columns-spanned="1" table:number-rows-spanned="2">
            <text:p>36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 table:style-name="ce15"/>
          <table:table-cell table:number-columns-repeated="4"/>
          <table:table-cell table:style-name="ce42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3" calcext:value-type="float" table:number-columns-spanned="1" table:number-rows-spanned="2">
            <text:p>365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 table:style-name="ce15"/>
          <table:table-cell table:number-columns-repeated="4"/>
          <table:table-cell table:style-name="ce42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4" calcext:value-type="float" table:number-columns-spanned="1" table:number-rows-spanned="2">
            <text:p>36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 table:style-name="ce15"/>
          <table:table-cell table:number-columns-repeated="4"/>
          <table:table-cell table:style-name="ce42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5" calcext:value-type="float" table:number-columns-spanned="1" table:number-rows-spanned="2">
            <text:p>365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7" calcext:value-type="float" table:number-columns-spanned="1" table:number-rows-spanned="3">
            <text:p>27</text:p>
          </table:table-cell>
          <table:covered-table-cell table:style-name="ce15"/>
          <table:table-cell table:number-columns-repeated="4"/>
          <table:table-cell table:style-name="ce42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6" calcext:value-type="float" table:number-columns-spanned="1" table:number-rows-spanned="2">
            <text:p>365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8" calcext:value-type="float" table:number-columns-spanned="1" table:number-rows-spanned="3">
            <text:p>28</text:p>
          </table:table-cell>
          <table:covered-table-cell table:style-name="ce15"/>
          <table:table-cell table:number-columns-repeated="4"/>
          <table:table-cell table:style-name="ce42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/>
          <table:table-cell table:style-name="ce61"/>
          <table:table-cell table:style-name="ce64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7" calcext:value-type="float" table:number-columns-spanned="1" table:number-rows-spanned="2">
            <text:p>365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 table:style-name="ce15"/>
          <table:table-cell table:number-columns-repeated="4"/>
          <table:table-cell table:style-name="ce42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8" calcext:value-type="float" table:number-columns-spanned="1" table:number-rows-spanned="2">
            <text:p>365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30" calcext:value-type="float" table:number-columns-spanned="1" table:number-rows-spanned="4">
            <text:p>30</text:p>
          </table:table-cell>
          <table:covered-table-cell table:style-name="ce15"/>
          <table:table-cell table:number-columns-repeated="4"/>
          <table:table-cell table:style-name="ce42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9" calcext:value-type="float" table:number-columns-spanned="1" table:number-rows-spanned="2">
            <text:p>36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31" calcext:value-type="float" table:number-columns-spanned="1" table:number-rows-spanned="4">
            <text:p>31</text:p>
          </table:table-cell>
          <table:covered-table-cell table:style-name="ce15"/>
          <table:table-cell table:number-columns-repeated="4"/>
          <table:table-cell table:style-name="ce42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3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7"/>
          <table:table-cell table:style-name="ce11" office:value-type="string" calcext:value-type="string" table:number-columns-spanned="2" table:number-rows-spanned="50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0" calcext:value-type="float" table:number-columns-spanned="1" table:number-rows-spanned="2">
            <text:p>366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2" calcext:value-type="float" table:number-columns-spanned="1" table:number-rows-spanned="6">
            <text:p>32</text:p>
          </table:table-cell>
          <table:covered-table-cell table:style-name="ce15"/>
          <table:table-cell table:number-columns-repeated="4"/>
          <table:table-cell table:style-name="ce42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14.x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1" calcext:value-type="float" table:number-columns-spanned="1" table:number-rows-spanned="2">
            <text:p>366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3" calcext:value-type="float" table:number-columns-spanned="1" table:number-rows-spanned="4">
            <text:p>33</text:p>
          </table:table-cell>
          <table:covered-table-cell table:style-name="ce15"/>
          <table:table-cell table:number-columns-repeated="4"/>
          <table:table-cell table:style-name="ce42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2"/>
          <table:covered-table-cell table:number-columns-repeated="2"/>
          <table:table-cell/>
          <table:table-cell table:style-name="ce11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2" calcext:value-type="float" table:number-columns-spanned="1" table:number-rows-spanned="2">
            <text:p>3662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4" calcext:value-type="float" table:number-columns-spanned="1" table:number-rows-spanned="4">
            <text:p>34</text:p>
          </table:table-cell>
          <table:covered-table-cell table:style-name="ce15"/>
          <table:table-cell table:number-columns-repeated="4"/>
          <table:table-cell table:style-name="ce42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3" calcext:value-type="float" table:number-columns-spanned="1" table:number-rows-spanned="2">
            <text:p>366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42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4" calcext:value-type="float" table:number-columns-spanned="1" table:number-rows-spanned="2">
            <text:p>366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42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5" calcext:value-type="float" table:number-columns-spanned="1" table:number-rows-spanned="2">
            <text:p>366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42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8" calcext:value-type="float" table:number-columns-spanned="1" table:number-rows-spanned="2">
            <text:p>-568</text:p>
          </table:table-cell>
          <table:table-cell table:style-name="ce68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6" calcext:value-type="float" table:number-columns-spanned="1" table:number-rows-spanned="2">
            <text:p>366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7" calcext:value-type="float" table:number-columns-spanned="1" table:number-rows-spanned="2">
            <text:p>366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8" calcext:value-type="float" table:number-columns-spanned="1" table:number-rows-spanned="2">
            <text:p>366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9" calcext:value-type="float" table:number-columns-spanned="1" table:number-rows-spanned="2">
            <text:p>366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70" calcext:value-type="float" table:number-columns-spanned="1" table:number-rows-spanned="2">
            <text:p>36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71" calcext:value-type="float" table:number-columns-spanned="1" table:number-rows-spanned="2">
            <text:p>36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6" calcext:value-type="float" table:number-columns-spanned="1" table:number-rows-spanned="4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string" calcext:value-type="string" table:number-columns-spanned="1" table:number-rows-spanned="2">
            <text:p>3672<text:span text:style-name="T5">=3636+36</text:span>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7" office:value-type="string" calcext:value-type="string" table:number-columns-spanned="1" table:number-rows-spanned="24">
            <text:p>Ewil-Merodach</text:p>
          </table:table-cell>
          <table:table-cell table:number-columns-repeated="4"/>
          <table:table-cell table:style-name="ce42" office:value-type="float" office:value="37" calcext:value-type="float" table:number-columns-spanned="1" table:number-rows-spanned="15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5:2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25/27.12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table-cell table:style-name="ce11" office:value-type="string" calcext:value-type="string" table:number-columns-spanned="3" table:number-rows-spanned="19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table-cell table:number-columns-repeated="3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table-cell table:number-columns-repeated="3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table-cell table:number-columns-repeated="3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39" calcext:value-type="float" table:number-columns-spanned="1" table:number-rows-spanned="2">
            <office:annotation office:display="true" draw:style-name="gr11" draw:text-style-name="P2" svg:width="82.18pt" svg:height="29.17pt" svg:x="600.6pt" svg:y="14866.21pt" draw:caption-point-x="-17.29pt" draw:caption-point-y="42.8pt">
              <dc:date>2017-12-25T00:00:00</dc:date>
              <text:p text:style-name="P7"><text:span text:style-name="T3">Gem R. Liebi Erlass von Kyrus <text:s/>im Jahr 539 v. Chr. (Jerusalem, S. 40)</text:span></text:p>
            </office:annotation>
            <text:p>-539</text:p>
          </table:table-cell>
          <table:table-cell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table-cell table:number-columns-repeated="3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95" calcext:value-type="float" table:number-columns-spanned="1" table:number-rows-spanned="2">
            <text:p>369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table-cell table:number-columns-repeated="3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table-cell table:number-columns-repeated="3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table-cell table:number-columns-repeated="3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table-cell table:number-columns-repeated="3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table-cell table:number-columns-repeated="3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15"/>
          <table:table-cell/>
          <table:table-cell table:style-name="ce43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98" calcext:value-type="float" table:number-columns-spanned="1" table:number-rows-spanned="2">
            <text:p>369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" office:value-type="float" office:value="1" calcext:value-type="float" table:number-columns-spanned="1" table:number-rows-spanned="7">
            <text:p>1</text:p>
          </table:table-cell>
          <table:table-cell table:style-name="ce39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52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1:1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99" calcext:value-type="float" table:number-columns-spanned="1" table:number-rows-spanned="2">
            <text:p>36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00" calcext:value-type="float" table:number-columns-spanned="1" table:number-rows-spanned="2">
            <text:p>37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11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0:1</text:p>
          </table:table-cell>
          <table:table-cell table:style-name="ce5"/>
          <table:table-cell table:number-columns-repeated="21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1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01" calcext:value-type="float" table:number-columns-spanned="1" table:number-rows-spanned="2">
            <text:p>370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12" calcext:value-type="float" table:number-columns-spanned="1" table:number-rows-spanned="2">
            <text:p>37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6">
            <text:p>1</text:p>
          </table:table-cell>
          <table:table-cell table:style-name="ce39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9:1</text:p>
          </table:table-cell>
          <table:table-cell table:style-name="ce5"/>
          <table:table-cell table:number-columns-repeated="24"/>
          <table:covered-table-cell table:style-name="ce11"/>
          <table:covered-table-cell table:style-name="ce3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11"/>
          <table:covered-table-cell table:style-name="ce3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13" calcext:value-type="float" table:number-columns-spanned="1" table:number-rows-spanned="2">
            <text:p>371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44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1.6" calcext:value-type="float" table:number-columns-spanned="1" table:number-rows-spanned="2">
            <text:p>1.6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5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4.6" calcext:value-type="float" table:number-columns-spanned="1" table:number-rows-spanned="2">
            <text:p>24.6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1.7" calcext:value-type="float" table:number-columns-spanned="1" table:number-rows-spanned="2">
            <text:p>21.7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8. Monat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4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0</text:p>
          </table:table-cell>
          <table:table-cell table:style-name="ce5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4.9" calcext:value-type="float" table:number-columns-spanned="1" table:number-rows-spanned="2">
            <text:p>24.9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4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7</text:p>
          </table:table-cell>
          <table:table-cell table:style-name="ce5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4.11" calcext:value-type="float" table:number-columns-spanned="1" table:number-rows-spanned="2">
            <text:p>24.11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2</text:p>
          </table:table-cell>
          <table:table-cell table:style-name="ce5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714" calcext:value-type="float" table:number-columns-spanned="1" table:number-rows-spanned="2">
            <text:p>371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715" calcext:value-type="float" table:number-columns-spanned="1" table:number-rows-spanned="2">
            <text:p>37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7:1-5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62"/>
          <table:table-cell table:style-name="ce60"/>
          <table:table-cell table:style-name="ce65" office:value-type="float" office:value="4.9" calcext:value-type="float" table:number-columns-spanned="1" table:number-rows-spanned="2">
            <text:p>4.9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10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3716" calcext:value-type="float" table:number-columns-spanned="1" table:number-rows-spanned="2">
            <text:p>371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3717" calcext:value-type="float" table:number-columns-spanned="1" table:number-rows-spanned="2">
            <text:p>371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6:15</text:p>
          </table:table-cell>
          <table:table-cell table:style-name="ce5"/>
          <table:table-cell table:number-columns-repeated="24"/>
          <table:covered-table-cell table:style-name="ce11"/>
          <table:covered-table-cell/>
          <table:table-cell table:number-columns-repeated="10"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3.12 (Adar)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table-cell table:style-name="ce24" office:value-type="string" calcext:value-type="string" table:number-columns-spanned="1" table:number-rows-spanned="116">
            <text:p>69 Wochen, Dan 9:24-25</text:p>
          </table:table-cell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61"/>
          <table:table-cell table:style-name="ce60"/>
          <table:table-cell table:style-name="ce64" office:value-type="float" office:value="3718" calcext:value-type="float" table:number-columns-spanned="1" table:number-rows-spanned="2">
            <text:p>37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3749" calcext:value-type="float" table:number-columns-spanned="1" table:number-rows-spanned="2">
            <text:p>374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48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0" calcext:value-type="float" table:number-columns-spanned="1" table:number-rows-spanned="2">
            <text:p>37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1" calcext:value-type="float" table:number-columns-spanned="1" table:number-rows-spanned="2">
            <text:p>37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2" calcext:value-type="float" table:number-columns-spanned="1" table:number-rows-spanned="2">
            <text:p>37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1:3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3" calcext:value-type="float" table:number-columns-spanned="1" table:number-rows-spanned="2">
            <text:p>375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4" calcext:value-type="float" table:number-columns-spanned="1" table:number-rows-spanned="2">
            <text:p>37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5" calcext:value-type="float" table:number-columns-spanned="1" table:number-rows-spanned="2">
            <text:p>375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6" calcext:value-type="float" table:number-columns-spanned="1" table:number-rows-spanned="2">
            <text:p>375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2:16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x.10 (Tebeth)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63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7" calcext:value-type="float" table:number-columns-spanned="1" table:number-rows-spanned="2">
            <text:p>375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61" calcext:value-type="float" table:number-columns-spanned="1" table:number-rows-spanned="2">
            <text:p>3761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3:7</text:p>
          </table:table-cell>
          <table:table-cell table:style-name="ce5"/>
          <table:table-cell table:number-columns-repeated="27"/>
          <table:table-cell table:style-name="ce11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61"/>
          <table:table-cell table:style-name="ce60"/>
          <table:table-cell table:style-name="ce64" office:value-type="float" office:value="3762" calcext:value-type="float" table:number-columns-spanned="1" table:number-rows-spanned="2">
            <text:p>37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3770" calcext:value-type="float" table:number-columns-spanned="1" table:number-rows-spanned="2">
            <text:p>37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48" office:value-type="string" calcext:value-type="string" table:number-columns-spanned="1" table:number-rows-spanned="49">
            <text:p>Artasasta</text:p>
          </table:table-cell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1" calcext:value-type="float" table:number-columns-spanned="1" table:number-rows-spanned="2">
            <text:p>37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2" calcext:value-type="float" table:number-columns-spanned="1" table:number-rows-spanned="2">
            <text:p>377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3" calcext:value-type="float" table:number-columns-spanned="1" table:number-rows-spanned="2">
            <text:p>377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4" calcext:value-type="float" table:number-columns-spanned="1" table:number-rows-spanned="2">
            <text:p>377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5" calcext:value-type="float" table:number-columns-spanned="1" table:number-rows-spanned="2">
            <text:p>377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6" calcext:value-type="float" table:number-columns-spanned="1" table:number-rows-spanned="2">
            <text:p>377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7" calcext:value-type="float" table:number-columns-spanned="1" table:number-rows-spanned="2">
            <text:p>377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7:7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8" calcext:value-type="float" table:number-columns-spanned="1" table:number-rows-spanned="2">
            <text:p>377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88" calcext:value-type="float" table:number-columns-spanned="1" table:number-rows-spanned="2">
            <text:p>3788</text:p>
          </table:table-cell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61"/>
          <table:table-cell table:style-name="ce64" office:value-type="float" office:value="-445" calcext:value-type="float" table:number-columns-spanned="1" table:number-rows-spanned="2">
            <office:annotation office:display="true" draw:style-name="gr6" draw:text-style-name="P4" svg:width="82.18pt" svg:height="36.99pt" svg:x="600.6pt" svg:y="16028.42pt" draw:caption-point-x="-17.29pt" draw:caption-point-y="42.8pt">
              <dc:date>2017-12-25T00:00:00</dc:date>
              <text:p text:style-name="P7"><text:span text:style-name="T3">Gem. Sir Robert Anderson und Roger Liebi (S. ) Beginn der 70 Jahrwochen </text:span></text:p>
            </office:annotation>
            <text:p>-445</text:p>
          </table:table-cell>
          <table:table-cell table:style-name="ce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89" calcext:value-type="float" table:number-columns-spanned="1" table:number-rows-spanned="2">
            <text:p>378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19" calcext:value-type="float" table:number-columns-spanned="1" table:number-rows-spanned="4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90" calcext:value-type="float" table:number-columns-spanned="1" table:number-rows-spanned="2">
            <text:p>3790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2:1</text:p>
          </table:table-cell>
          <table:table-cell table:style-name="ce5"/>
          <table:table-cell table:number-columns-repeated="24"/>
          <table:table-cell table:style-name="ce11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91" calcext:value-type="float" table:number-columns-spanned="1" table:number-rows-spanned="2">
            <text:p>379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802" calcext:value-type="float" table:number-columns-spanned="1" table:number-rows-spanned="2">
            <text:p>38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5:14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13:6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61"/>
          <table:table-cell table:style-name="ce60"/>
          <table:table-cell table:style-name="ce64" office:value-type="float" office:value="3803" calcext:value-type="float" table:number-columns-spanned="1" table:number-rows-spanned="2">
            <text:p>380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1"/>
          <table:table-cell table:style-name="ce64" office:value-type="float" office:value="-171" calcext:value-type="float" table:number-columns-spanned="1" table:number-rows-spanned="2">
            <text:p>-171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063" calcext:value-type="float" table:number-columns-spanned="1" table:number-rows-spanned="2">
            <text:p>40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146" calcext:value-type="float" table:number-columns-spanned="1" table:number-rows-spanned="2">
            <text:p>41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table-cell/>
          <table:table-cell table:style-name="ce61"/>
          <table:table-cell table:style-name="ce64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197" calcext:value-type="float" table:number-columns-spanned="1" table:number-rows-spanned="2">
            <text:p>419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11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61"/>
          <table:table-cell table:style-name="ce60"/>
          <table:table-cell table:style-name="ce64" office:value-type="float" office:value="4200" calcext:value-type="float" table:number-columns-spanned="1" table:number-rows-spanned="2">
            <text:p>42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207" calcext:value-type="float" table:number-columns-spanned="1" table:number-rows-spanned="2">
            <text:p>42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61"/>
          <table:table-cell table:style-name="ce64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214" calcext:value-type="float" table:number-columns-spanned="1" table:number-rows-spanned="2">
            <text:p>42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table-cell table:style-name="ce49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61"/>
          <table:table-cell table:style-name="ce64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30" calcext:value-type="float" table:number-columns-spanned="1" table:number-rows-spanned="2">
            <text:p>42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56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61"/>
          <table:table-cell table:style-name="ce64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2" calcext:value-type="float" table:number-columns-spanned="1" table:number-rows-spanned="2">
            <text:p>4242</text:p>
          </table:table-cell>
          <table:table-cell table:style-name="ce6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2:42</text:p>
          </table:table-cell>
          <table:table-cell table:style-name="ce5"/>
          <table:table-cell table:number-columns-repeated="24"/>
          <table:table-cell table:style-name="ce11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61"/>
          <table:table-cell table:style-name="ce64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6" calcext:value-type="float" table:number-columns-spanned="1" table:number-rows-spanned="2">
            <text:p>424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11" office:value-type="float" office:value="1" calcext:value-type="float" table:number-columns-spanned="1" table:number-rows-spanned="3">
            <text:p>1</text:p>
          </table:table-cell>
          <table:table-cell table:style-name="ce56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47" calcext:value-type="float" table:number-columns-spanned="1" table:number-rows-spanned="2">
            <text:p>42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9" calcext:value-type="float" table:number-columns-spanned="1" table:number-rows-spanned="2">
            <text:p>425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1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60" calcext:value-type="float" table:number-columns-spanned="1" table:number-rows-spanned="2">
            <text:p>426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11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3:1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oh 2:20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61"/>
          <table:table-cell table:style-name="ce60"/>
          <table:table-cell table:style-name="ce64" office:value-type="float" office:value="4261" calcext:value-type="float" table:number-columns-spanned="1" table:number-rows-spanned="2">
            <text:p>426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1"/>
          <table:table-cell table:style-name="ce64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262" calcext:value-type="float" table:number-columns-spanned="1" table:number-rows-spanned="2">
            <text:p>426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1"/>
          <table:table-cell table:style-name="ce64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263" calcext:value-type="float" table:number-columns-spanned="1" table:number-rows-spanned="2">
            <text:p>42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42"/>
          <table:table-cell table:style-name="ce61"/>
          <table:table-cell table:style-name="ce64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270" calcext:value-type="float" table:number-columns-spanned="1" table:number-rows-spanned="2">
            <text:p>427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2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61"/>
          <table:table-cell table:style-name="ce64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303" calcext:value-type="float" table:number-columns-spanned="1" table:number-rows-spanned="2">
            <text:p>430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15:42:25.204641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7-12-25T16:00:15.096756961</dc:date>
    <meta:editing-duration>P2DT20H51M28S</meta:editing-duration>
    <meta:editing-cycles>299</meta:editing-cycles>
    <meta:document-statistic meta:table-count="1" meta:cell-count="1891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